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29in"/>
    </style:style>
    <style:style style:name="co3" style:family="table-column">
      <style:table-column-properties fo:break-before="auto" style:column-width="1.2626in"/>
    </style:style>
    <style:style style:name="co4" style:family="table-column">
      <style:table-column-properties fo:break-before="auto" style:column-width="1.328in"/>
    </style:style>
    <style:style style:name="co5" style:family="table-column">
      <style:table-column-properties fo:break-before="auto" style:column-width="1.1535in"/>
    </style:style>
    <style:style style:name="co6" style:family="table-column">
      <style:table-column-properties fo:break-before="auto" style:column-width="2.2091in"/>
    </style:style>
    <style:style style:name="co7" style:family="table-column">
      <style:table-column-properties fo:break-before="auto" style:column-width="1.9591in"/>
    </style:style>
    <style:style style:name="co8" style:family="table-column">
      <style:table-column-properties fo:break-before="auto" style:column-width="2.1984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2"/>
    <style:style style:name="ce2" style:family="table-cell" style:parent-style-name="Default" style:data-style-name="N3"/>
    <style:style style:name="ce3" style:family="table-cell" style:parent-style-name="Default" style:data-style-name="N1"/>
    <style:style style:name="ce4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4169in" svg:height="3.5508in" svg:x="12.7815in" svg:y="0.389in">
            <draw:object draw:notify-on-update-of-ranges="Sheet1.A2:Sheet1.A22 Sheet1.E1:Sheet1.E1 Sheet1.E2:Sheet1.E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column table:style-name="co5" table:default-cell-style-name="ce3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 = Voltage</text:p>
          </table:table-cell>
          <table:table-cell office:value-type="string" calcext:value-type="string">
            <text:p>Y = kHZ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Y Intercept</text:p>
          </table:table-cell>
          <table:table-cell office:value-type="string" calcext:value-type="string">
            <text:p>delay in mS</text:p>
          </table:table-cell>
          <table:table-cell table:style-name="ce3" office:value-type="string" calcext:value-type="string">
            <text:p>DAC output 1.2mV per count</text:p>
          </table:table-cell>
          <table:table-cell table:style-name="Default" office:value-type="string" calcext:value-type="string">
            <text:p>mS difference per section</text:p>
          </table:table-cell>
          <table:table-cell office:value-type="string" calcext:value-type="string">
            <text:p>khz difference per section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.00</text:p>
          </table:table-cell>
          <table:table-cell office:value-type="float" office:value="4.866" calcext:value-type="float">
            <text:p>4.87</text:p>
          </table:table-cell>
          <table:table-cell table:number-columns-repeated="2"/>
          <table:table-cell table:formula="of:=(8192/(2*[.B2]))" office:value-type="float" office:value="841.759145088368" calcext:value-type="float">
            <text:p>842</text:p>
          </table:table-cell>
          <table:table-cell table:style-name="ce3" table:formula="of:=([.A2]/0.0012207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>
          <table:table-cell office:value-type="float" office:value="0.251" calcext:value-type="float">
            <text:p>0.25</text:p>
          </table:table-cell>
          <table:table-cell office:value-type="float" office:value="4.897" calcext:value-type="float">
            <text:p>4.90</text:p>
          </table:table-cell>
          <table:table-cell table:formula="of:=(([.B2]-[.B3])/([.A2]-[.A3]))" office:value-type="float" office:value="0.12350597609562" calcext:value-type="float">
            <text:p>0.124</text:p>
          </table:table-cell>
          <table:table-cell table:formula="of:=([.B3]-([.C3]*[.A3]))" office:value-type="float" office:value="4.866" calcext:value-type="float">
            <text:p>4.87</text:p>
          </table:table-cell>
          <table:table-cell table:formula="of:=(8192/(2*[.B3]))" office:value-type="float" office:value="836.430467633245" calcext:value-type="float">
            <text:p>836</text:p>
          </table:table-cell>
          <table:table-cell table:style-name="ce3" table:formula="of:=([.A3]/0.0012207)" office:value-type="float" office:value="205.6197263865" calcext:value-type="float">
            <text:p>206</text:p>
          </table:table-cell>
          <table:table-cell table:style-name="ce2" table:formula="of:=([.E2]-[.E3])" office:value-type="float" office:value="5.32867745512351" calcext:value-type="float">
            <text:p>5</text:p>
          </table:table-cell>
          <table:table-cell table:formula="of:=([.B3]-[.B2])" office:value-type="float" office:value="0.0310000000000006" calcext:value-type="float">
            <text:p>0.031</text:p>
          </table:table-cell>
          <table:table-cell table:number-columns-repeated="2"/>
        </table:table-row>
        <table:table-row table:style-name="ro2">
          <table:table-cell office:value-type="float" office:value="0.505" calcext:value-type="float">
            <text:p>0.51</text:p>
          </table:table-cell>
          <table:table-cell office:value-type="float" office:value="4.991" calcext:value-type="float">
            <text:p>4.99</text:p>
          </table:table-cell>
          <table:table-cell table:formula="of:=(([.B3]-[.B4])/([.A3]-[.A4]))" office:value-type="float" office:value="0.370078740157478" calcext:value-type="float">
            <text:p>0.370</text:p>
          </table:table-cell>
          <table:table-cell table:formula="of:=([.B4]-([.C4]*[.A4]))" office:value-type="float" office:value="4.80411023622047" calcext:value-type="float">
            <text:p>4.80</text:p>
          </table:table-cell>
          <table:table-cell table:formula="of:=(8192/(2*[.B4]))" office:value-type="float" office:value="820.67721899419" calcext:value-type="float">
            <text:p>821</text:p>
          </table:table-cell>
          <table:table-cell table:style-name="ce3" table:formula="of:=([.A4]/0.0012207)" office:value-type="float" office:value="413.697059064471" calcext:value-type="float">
            <text:p>414</text:p>
          </table:table-cell>
          <table:table-cell table:style-name="ce2" table:formula="of:=([.E3]-[.E4])" office:value-type="float" office:value="15.7532486390552" calcext:value-type="float">
            <text:p>16</text:p>
          </table:table-cell>
          <table:table-cell table:formula="of:=([.B4]-[.B3])" office:value-type="float" office:value="0.0939999999999994" calcext:value-type="float">
            <text:p>0.094</text:p>
          </table:table-cell>
          <table:table-cell table:number-columns-repeated="2"/>
        </table:table-row>
        <table:table-row table:style-name="ro2">
          <table:table-cell office:value-type="float" office:value="0.759" calcext:value-type="float">
            <text:p>0.76</text:p>
          </table:table-cell>
          <table:table-cell office:value-type="float" office:value="5.16" calcext:value-type="float">
            <text:p>5.16</text:p>
          </table:table-cell>
          <table:table-cell table:formula="of:=(([.B4]-[.B5])/([.A4]-[.A5]))" office:value-type="float" office:value="0.665354330708663" calcext:value-type="float">
            <text:p>0.665</text:p>
          </table:table-cell>
          <table:table-cell table:formula="of:=([.B5]-([.C5]*[.A5]))" office:value-type="float" office:value="4.65499606299213" calcext:value-type="float">
            <text:p>4.65</text:p>
          </table:table-cell>
          <table:table-cell table:formula="of:=(8192/(2*[.B5]))" office:value-type="float" office:value="793.798449612403" calcext:value-type="float">
            <text:p>794</text:p>
          </table:table-cell>
          <table:table-cell table:style-name="ce3" table:formula="of:=([.A5]/0.0012207)" office:value-type="float" office:value="621.774391742443" calcext:value-type="float">
            <text:p>622</text:p>
          </table:table-cell>
          <table:table-cell table:style-name="ce2" table:formula="of:=([.E4]-[.E5])" office:value-type="float" office:value="26.8787693817866" calcext:value-type="float">
            <text:p>27</text:p>
          </table:table-cell>
          <table:table-cell table:formula="of:=([.B5]-[.B4])" office:value-type="float" office:value="0.169" calcext:value-type="float">
            <text:p>0.169</text:p>
          </table:table-cell>
          <table:table-cell table:number-columns-repeated="2"/>
        </table:table-row>
        <table:table-row table:style-name="ro2">
          <table:table-cell office:value-type="float" office:value="1.006" calcext:value-type="float">
            <text:p>1.01</text:p>
          </table:table-cell>
          <table:table-cell office:value-type="float" office:value="5.37" calcext:value-type="float">
            <text:p>5.37</text:p>
          </table:table-cell>
          <table:table-cell table:formula="of:=(([.B5]-[.B6])/([.A5]-[.A6]))" office:value-type="float" office:value="0.850202429149798" calcext:value-type="float">
            <text:p>0.850</text:p>
          </table:table-cell>
          <table:table-cell table:formula="of:=([.B6]-([.C6]*[.A6]))" office:value-type="float" office:value="4.5146963562753" calcext:value-type="float">
            <text:p>4.51</text:p>
          </table:table-cell>
          <table:table-cell table:formula="of:=(8192/(2*[.B6]))" office:value-type="float" office:value="762.756052141527" calcext:value-type="float">
            <text:p>763</text:p>
          </table:table-cell>
          <table:table-cell table:style-name="ce3" table:formula="of:=([.A6]/0.0012207)" office:value-type="float" office:value="824.117309740313" calcext:value-type="float">
            <text:p>824</text:p>
          </table:table-cell>
          <table:table-cell table:style-name="ce2" table:formula="of:=([.E5]-[.E6])" office:value-type="float" office:value="31.042397470876" calcext:value-type="float">
            <text:p>31</text:p>
          </table:table-cell>
          <table:table-cell table:formula="of:=([.B6]-[.B5])"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float" office:value="1.263" calcext:value-type="float">
            <text:p>1.26</text:p>
          </table:table-cell>
          <table:table-cell office:value-type="float" office:value="5.629" calcext:value-type="float">
            <text:p>5.63</text:p>
          </table:table-cell>
          <table:table-cell table:formula="of:=(([.B6]-[.B7])/([.A6]-[.A7]))" office:value-type="float" office:value="1.00778210116731" calcext:value-type="float">
            <text:p>1.008</text:p>
          </table:table-cell>
          <table:table-cell table:formula="of:=([.B7]-([.C7]*[.A7]))" office:value-type="float" office:value="4.35617120622568" calcext:value-type="float">
            <text:p>4.36</text:p>
          </table:table-cell>
          <table:table-cell table:formula="of:=(8192/(2*[.B7]))" office:value-type="float" office:value="727.660330431693" calcext:value-type="float">
            <text:p>728</text:p>
          </table:table-cell>
          <table:table-cell table:style-name="ce3" table:formula="of:=([.A7]/0.0012207)" office:value-type="float" office:value="1034.65224870976" calcext:value-type="float">
            <text:p>1035</text:p>
          </table:table-cell>
          <table:table-cell table:style-name="ce2" table:formula="of:=([.E6]-[.E7])" office:value-type="float" office:value="35.0957217098339" calcext:value-type="float">
            <text:p>35</text:p>
          </table:table-cell>
          <table:table-cell table:formula="of:=([.B7]-[.B6])" office:value-type="float" office:value="0.258999999999999" calcext:value-type="float">
            <text:p>0.259</text:p>
          </table:table-cell>
          <table:table-cell table:number-columns-repeated="2"/>
        </table:table-row>
        <table:table-row table:style-name="ro2">
          <table:table-cell office:value-type="float" office:value="1.508" calcext:value-type="float">
            <text:p>1.51</text:p>
          </table:table-cell>
          <table:table-cell office:value-type="float" office:value="5.92" calcext:value-type="float">
            <text:p>5.92</text:p>
          </table:table-cell>
          <table:table-cell table:formula="of:=(([.B7]-[.B8])/([.A7]-[.A8]))" office:value-type="float" office:value="1.18775510204082" calcext:value-type="float">
            <text:p>1.188</text:p>
          </table:table-cell>
          <table:table-cell table:formula="of:=([.B8]-([.C8]*[.A8]))" office:value-type="float" office:value="4.12886530612245" calcext:value-type="float">
            <text:p>4.13</text:p>
          </table:table-cell>
          <table:table-cell table:formula="of:=(8192/(2*[.B8]))" office:value-type="float" office:value="691.891891891892" calcext:value-type="float">
            <text:p>692</text:p>
          </table:table-cell>
          <table:table-cell table:style-name="ce3" table:formula="of:=([.A8]/0.0012207)" office:value-type="float" office:value="1235.35676251331" calcext:value-type="float">
            <text:p>1235</text:p>
          </table:table-cell>
          <table:table-cell table:style-name="ce2" table:formula="of:=([.E7]-[.E8])" office:value-type="float" office:value="35.7684385398012" calcext:value-type="float">
            <text:p>36</text:p>
          </table:table-cell>
          <table:table-cell table:formula="of:=([.B8]-[.B7])" office:value-type="float" office:value="0.291" calcext:value-type="float">
            <text:p>0.291</text:p>
          </table:table-cell>
          <table:table-cell table:number-columns-repeated="2"/>
        </table:table-row>
        <table:table-row table:style-name="ro2">
          <table:table-cell office:value-type="float" office:value="1.76" calcext:value-type="float">
            <text:p>1.76</text:p>
          </table:table-cell>
          <table:table-cell office:value-type="float" office:value="6.271" calcext:value-type="float">
            <text:p>6.27</text:p>
          </table:table-cell>
          <table:table-cell table:formula="of:=(([.B8]-[.B9])/([.A8]-[.A9]))" office:value-type="float" office:value="1.39285714285714" calcext:value-type="float">
            <text:p>1.393</text:p>
          </table:table-cell>
          <table:table-cell table:formula="of:=([.B9]-([.C9]*[.A9]))" office:value-type="float" office:value="3.81957142857143" calcext:value-type="float">
            <text:p>3.82</text:p>
          </table:table-cell>
          <table:table-cell table:formula="of:=(8192/(2*[.B9]))" office:value-type="float" office:value="653.165364375698" calcext:value-type="float">
            <text:p>653</text:p>
          </table:table-cell>
          <table:table-cell table:style-name="ce3" table:formula="of:=([.A9]/0.0012207)" office:value-type="float" office:value="1441.79569099697" calcext:value-type="float">
            <text:p>1442</text:p>
          </table:table-cell>
          <table:table-cell table:style-name="ce2" table:formula="of:=([.E8]-[.E9])" office:value-type="float" office:value="38.7265275161942" calcext:value-type="float">
            <text:p>39</text:p>
          </table:table-cell>
          <table:table-cell table:formula="of:=([.B9]-[.B8])" office:value-type="float" office:value="0.351" calcext:value-type="float">
            <text:p>0.351</text:p>
          </table:table-cell>
          <table:table-cell table:number-columns-repeated="2"/>
        </table:table-row>
        <table:table-row table:style-name="ro2">
          <table:table-cell office:value-type="float" office:value="2.011" calcext:value-type="float">
            <text:p>2.01</text:p>
          </table:table-cell>
          <table:table-cell office:value-type="float" office:value="6.688" calcext:value-type="float">
            <text:p>6.69</text:p>
          </table:table-cell>
          <table:table-cell table:formula="of:=(([.B9]-[.B10])/([.A9]-[.A10]))" office:value-type="float" office:value="1.66135458167331" calcext:value-type="float">
            <text:p>1.661</text:p>
          </table:table-cell>
          <table:table-cell table:formula="of:=([.B10]-([.C10]*[.A10]))" office:value-type="float" office:value="3.34701593625498" calcext:value-type="float">
            <text:p>3.35</text:p>
          </table:table-cell>
          <table:table-cell table:formula="of:=(8192/(2*[.B10]))" office:value-type="float" office:value="612.44019138756" calcext:value-type="float">
            <text:p>612</text:p>
          </table:table-cell>
          <table:table-cell table:style-name="ce3" table:formula="of:=([.A10]/0.0012207)" office:value-type="float" office:value="1647.41541738347" calcext:value-type="float">
            <text:p>1647</text:p>
          </table:table-cell>
          <table:table-cell table:style-name="ce2" table:formula="of:=([.E9]-[.E10])" office:value-type="float" office:value="40.7251729881378" calcext:value-type="float">
            <text:p>41</text:p>
          </table:table-cell>
          <table:table-cell table:formula="of:=([.B10]-[.B9])" office:value-type="float" office:value="0.417" calcext:value-type="float">
            <text:p>0.417</text:p>
          </table:table-cell>
          <table:table-cell table:number-columns-repeated="2"/>
        </table:table-row>
        <table:table-row table:style-name="ro2">
          <table:table-cell office:value-type="float" office:value="2.258" calcext:value-type="float">
            <text:p>2.26</text:p>
          </table:table-cell>
          <table:table-cell office:value-type="float" office:value="7.186" calcext:value-type="float">
            <text:p>7.19</text:p>
          </table:table-cell>
          <table:table-cell table:formula="of:=(([.B10]-[.B11])/([.A10]-[.A11]))" office:value-type="float" office:value="2.01619433198381" calcext:value-type="float">
            <text:p>2.016</text:p>
          </table:table-cell>
          <table:table-cell table:formula="of:=([.B11]-([.C11]*[.A11]))" office:value-type="float" office:value="2.63343319838056" calcext:value-type="float">
            <text:p>2.63</text:p>
          </table:table-cell>
          <table:table-cell table:formula="of:=(8192/(2*[.B11]))" office:value-type="float" office:value="569.997216810465" calcext:value-type="float">
            <text:p>570</text:p>
          </table:table-cell>
          <table:table-cell table:style-name="ce3" table:formula="of:=([.A11]/0.0012207)" office:value-type="float" office:value="1849.75833538134" calcext:value-type="float">
            <text:p>1850</text:p>
          </table:table-cell>
          <table:table-cell table:style-name="ce2" table:formula="of:=([.E10]-[.E11])" office:value-type="float" office:value="42.442974577095" calcext:value-type="float">
            <text:p>42</text:p>
          </table:table-cell>
          <table:table-cell table:formula="of:=([.B11]-[.B10])" office:value-type="float" office:value="0.498" calcext:value-type="float">
            <text:p>0.498</text:p>
          </table:table-cell>
          <table:table-cell table:number-columns-repeated="2"/>
        </table:table-row>
        <table:table-row table:style-name="ro2">
          <table:table-cell office:value-type="float" office:value="2.513" calcext:value-type="float">
            <text:p>2.51</text:p>
          </table:table-cell>
          <table:table-cell office:value-type="float" office:value="7.816" calcext:value-type="float">
            <text:p>7.82</text:p>
          </table:table-cell>
          <table:table-cell table:formula="of:=(([.B11]-[.B12])/([.A11]-[.A12]))" office:value-type="float" office:value="2.47058823529412" calcext:value-type="float">
            <text:p>2.471</text:p>
          </table:table-cell>
          <table:table-cell table:formula="of:=([.B12]-([.C12]*[.A12]))" office:value-type="float" office:value="1.60741176470588" calcext:value-type="float">
            <text:p>1.61</text:p>
          </table:table-cell>
          <table:table-cell table:formula="of:=(8192/(2*[.B12]))" office:value-type="float" office:value="524.053224155578" calcext:value-type="float">
            <text:p>524</text:p>
          </table:table-cell>
          <table:table-cell table:style-name="ce3" table:formula="of:=([.A12]/0.0012207)" office:value-type="float" office:value="2058.65487015647" calcext:value-type="float">
            <text:p>2059</text:p>
          </table:table-cell>
          <table:table-cell table:style-name="ce2" table:formula="of:=([.E11]-[.E12])" office:value-type="float" office:value="45.9439926548865" calcext:value-type="float">
            <text:p>46</text:p>
          </table:table-cell>
          <table:table-cell table:formula="of:=([.B12]-[.B11])" office:value-type="float" office:value="0.63" calcext:value-type="float">
            <text:p>0.63</text:p>
          </table:table-cell>
          <table:table-cell table:number-columns-repeated="2"/>
        </table:table-row>
        <table:table-row table:style-name="ro2">
          <table:table-cell office:value-type="float" office:value="2.759" calcext:value-type="float">
            <text:p>2.76</text:p>
          </table:table-cell>
          <table:table-cell office:value-type="float" office:value="8.575" calcext:value-type="float">
            <text:p>8.58</text:p>
          </table:table-cell>
          <table:table-cell table:formula="of:=(([.B12]-[.B13])/([.A12]-[.A13]))" office:value-type="float" office:value="3.08536585365853" calcext:value-type="float">
            <text:p>3.085</text:p>
          </table:table-cell>
          <table:table-cell table:formula="of:=([.B13]-([.C13]*[.A13]))" office:value-type="float" office:value="0.0624756097561026" calcext:value-type="float">
            <text:p>0.06</text:p>
          </table:table-cell>
          <table:table-cell table:formula="of:=(8192/(2*[.B13]))" office:value-type="float" office:value="477.667638483965" calcext:value-type="float">
            <text:p>478</text:p>
          </table:table-cell>
          <table:table-cell table:style-name="ce3" table:formula="of:=([.A13]/0.0012207)" office:value-type="float" office:value="2260.17858605718" calcext:value-type="float">
            <text:p>2260</text:p>
          </table:table-cell>
          <table:table-cell table:style-name="ce2" table:formula="of:=([.E12]-[.E13])" office:value-type="float" office:value="46.3855856716132" calcext:value-type="float">
            <text:p>46</text:p>
          </table:table-cell>
          <table:table-cell table:formula="of:=([.B13]-[.B12])" office:value-type="float" office:value="0.758999999999999" calcext:value-type="float">
            <text:p>0.759</text:p>
          </table:table-cell>
          <table:table-cell table:number-columns-repeated="2"/>
        </table:table-row>
        <table:table-row table:style-name="ro2">
          <table:table-cell office:value-type="float" office:value="3.013" calcext:value-type="float">
            <text:p>3.01</text:p>
          </table:table-cell>
          <table:table-cell office:value-type="float" office:value="9.589" calcext:value-type="float">
            <text:p>9.59</text:p>
          </table:table-cell>
          <table:table-cell table:formula="of:=(([.B13]-[.B14])/([.A13]-[.A14]))" office:value-type="float" office:value="3.99212598425197" calcext:value-type="float">
            <text:p>3.992</text:p>
          </table:table-cell>
          <table:table-cell table:formula="of:=([.B14]-([.C14]*[.A14]))" office:value-type="float" office:value="-2.43927559055119" calcext:value-type="float">
            <text:p>-2.44</text:p>
          </table:table-cell>
          <table:table-cell table:formula="of:=(8192/(2*[.B14]))" office:value-type="float" office:value="427.156116383356" calcext:value-type="float">
            <text:p>427</text:p>
          </table:table-cell>
          <table:table-cell table:style-name="ce3" table:formula="of:=([.A14]/0.0012207)" office:value-type="float" office:value="2468.25591873515" calcext:value-type="float">
            <text:p>2468</text:p>
          </table:table-cell>
          <table:table-cell table:style-name="ce2" table:formula="of:=([.E13]-[.E14])" office:value-type="float" office:value="50.5115221006091" calcext:value-type="float">
            <text:p>51</text:p>
          </table:table-cell>
          <table:table-cell table:formula="of:=([.B14]-[.B13])" office:value-type="float" office:value="1.014" calcext:value-type="float">
            <text:p>1.014</text:p>
          </table:table-cell>
          <table:table-cell table:number-columns-repeated="2"/>
        </table:table-row>
        <table:table-row table:style-name="ro2">
          <table:table-cell office:value-type="float" office:value="3.26" calcext:value-type="float">
            <text:p>3.26</text:p>
          </table:table-cell>
          <table:table-cell office:value-type="float" office:value="10.952" calcext:value-type="float">
            <text:p>10.95</text:p>
          </table:table-cell>
          <table:table-cell table:formula="of:=(([.B14]-[.B15])/([.A14]-[.A15]))" office:value-type="float" office:value="5.51821862348178" calcext:value-type="float">
            <text:p>5.518</text:p>
          </table:table-cell>
          <table:table-cell table:formula="of:=([.B15]-([.C15]*[.A15]))" office:value-type="float" office:value="-7.03739271255061" calcext:value-type="float">
            <text:p>-7.04</text:p>
          </table:table-cell>
          <table:table-cell table:formula="of:=(8192/(2*[.B15]))" office:value-type="float" office:value="373.99561723886" calcext:value-type="float">
            <text:p>374</text:p>
          </table:table-cell>
          <table:table-cell table:style-name="ce3" table:formula="of:=([.A15]/0.0012207)" office:value-type="float" office:value="2670.59883673302" calcext:value-type="float">
            <text:p>2671</text:p>
          </table:table-cell>
          <table:table-cell table:style-name="ce2" table:formula="of:=([.E14]-[.E15])" office:value-type="float" office:value="53.1604991444955" calcext:value-type="float">
            <text:p>53</text:p>
          </table:table-cell>
          <table:table-cell table:formula="of:=([.B15]-[.B14])" office:value-type="float" office:value="1.363" calcext:value-type="float">
            <text:p>1.363</text:p>
          </table:table-cell>
          <table:table-cell table:number-columns-repeated="2"/>
        </table:table-row>
        <table:table-row table:style-name="ro2">
          <table:table-cell office:value-type="float" office:value="3.51" calcext:value-type="float">
            <text:p>3.51</text:p>
          </table:table-cell>
          <table:table-cell office:value-type="float" office:value="12.882" calcext:value-type="float">
            <text:p>12.88</text:p>
          </table:table-cell>
          <table:table-cell table:formula="of:=(([.B15]-[.B16])/([.A15]-[.A16]))" office:value-type="float" office:value="7.72" calcext:value-type="float">
            <text:p>7.720</text:p>
          </table:table-cell>
          <table:table-cell table:formula="of:=([.B16]-([.C16]*[.A16]))" office:value-type="float" office:value="-14.2152" calcext:value-type="float">
            <text:p>-14.22</text:p>
          </table:table-cell>
          <table:table-cell table:formula="of:=(8192/(2*[.B16]))" office:value-type="float" office:value="317.96304921596" calcext:value-type="float">
            <text:p>318</text:p>
          </table:table-cell>
          <table:table-cell table:style-name="ce3" table:formula="of:=([.A16]/0.0012207)" office:value-type="float" office:value="2875.39936102236" calcext:value-type="float">
            <text:p>2875</text:p>
          </table:table-cell>
          <table:table-cell table:style-name="ce2" table:formula="of:=([.E15]-[.E16])" office:value-type="float" office:value="56.0325680229002" calcext:value-type="float">
            <text:p>56</text:p>
          </table:table-cell>
          <table:table-cell table:formula="of:=([.B16]-[.B15])" office:value-type="float" office:value="1.93" calcext:value-type="float">
            <text:p>1.93</text:p>
          </table:table-cell>
          <table:table-cell table:number-columns-repeated="2"/>
        </table:table-row>
        <table:table-row table:style-name="ro2">
          <table:table-cell office:value-type="float" office:value="3.76" calcext:value-type="float">
            <text:p>3.76</text:p>
          </table:table-cell>
          <table:table-cell office:value-type="float" office:value="15.926" calcext:value-type="float">
            <text:p>15.93</text:p>
          </table:table-cell>
          <table:table-cell table:formula="of:=(([.B16]-[.B17])/([.A16]-[.A17]))" office:value-type="float" office:value="12.176" calcext:value-type="float">
            <text:p>12.176</text:p>
          </table:table-cell>
          <table:table-cell table:formula="of:=([.B17]-([.C17]*[.A17]))" office:value-type="float" office:value="-29.85576" calcext:value-type="float">
            <text:p>-29.86</text:p>
          </table:table-cell>
          <table:table-cell table:formula="of:=(8192/(2*[.B17]))" office:value-type="float" office:value="257.189501444179" calcext:value-type="float">
            <text:p>257</text:p>
          </table:table-cell>
          <table:table-cell table:style-name="ce3" table:formula="of:=([.A17]/0.0012207)" office:value-type="float" office:value="3080.19988531171" calcext:value-type="float">
            <text:p>3080</text:p>
          </table:table-cell>
          <table:table-cell table:style-name="ce2" table:formula="of:=([.E16]-[.E17])" office:value-type="float" office:value="60.773547771781" calcext:value-type="float">
            <text:p>61</text:p>
          </table:table-cell>
          <table:table-cell table:formula="of:=([.B17]-[.B16])" office:value-type="float" office:value="3.044" calcext:value-type="float">
            <text:p>3.044</text:p>
          </table:table-cell>
          <table:table-cell table:number-columns-repeated="2"/>
        </table:table-row>
        <table:table-row table:style-name="ro2">
          <table:table-cell office:value-type="float" office:value="4.01" calcext:value-type="float">
            <text:p>4.01</text:p>
          </table:table-cell>
          <table:table-cell office:value-type="float" office:value="21.005" calcext:value-type="float">
            <text:p>21.01</text:p>
          </table:table-cell>
          <table:table-cell table:formula="of:=(([.B17]-[.B18])/([.A17]-[.A18]))" office:value-type="float" office:value="20.316" calcext:value-type="float">
            <text:p>20.316</text:p>
          </table:table-cell>
          <table:table-cell table:formula="of:=([.B18]-([.C18]*[.A18]))" office:value-type="float" office:value="-60.46216" calcext:value-type="float">
            <text:p>-60.46</text:p>
          </table:table-cell>
          <table:table-cell table:formula="of:=(8192/(2*[.B18]))" office:value-type="float" office:value="195.001190192811" calcext:value-type="float">
            <text:p>195</text:p>
          </table:table-cell>
          <table:table-cell table:style-name="ce3" table:formula="of:=([.A18]/0.0012207)" office:value-type="float" office:value="3285.00040960105" calcext:value-type="float">
            <text:p>3285</text:p>
          </table:table-cell>
          <table:table-cell table:style-name="ce2" table:formula="of:=([.E17]-[.E18])" office:value-type="float" office:value="62.1883112513681" calcext:value-type="float">
            <text:p>62</text:p>
          </table:table-cell>
          <table:table-cell table:formula="of:=([.B18]-[.B17])" office:value-type="float" office:value="5.079" calcext:value-type="float">
            <text:p>5.079</text:p>
          </table:table-cell>
          <table:table-cell table:number-columns-repeated="2"/>
        </table:table-row>
        <table:table-row table:style-name="ro2">
          <table:table-cell office:value-type="float" office:value="4.26" calcext:value-type="float">
            <text:p>4.26</text:p>
          </table:table-cell>
          <table:table-cell office:value-type="float" office:value="32.2" calcext:value-type="float">
            <text:p>32.20</text:p>
          </table:table-cell>
          <table:table-cell table:formula="of:=(([.B18]-[.B19])/([.A18]-[.A19]))" office:value-type="float" office:value="44.78" calcext:value-type="float">
            <text:p>44.780</text:p>
          </table:table-cell>
          <table:table-cell table:formula="of:=([.B19]-([.C19]*[.A19]))" office:value-type="float" office:value="-158.5628" calcext:value-type="float">
            <text:p>-158.56</text:p>
          </table:table-cell>
          <table:table-cell table:formula="of:=(8192/(2*[.B19]))" office:value-type="float" office:value="127.204968944099" calcext:value-type="float">
            <text:p>127</text:p>
          </table:table-cell>
          <table:table-cell table:style-name="ce3" table:formula="of:=([.A19]/0.0012207)" office:value-type="float" office:value="3489.80093389039" calcext:value-type="float">
            <text:p>3490</text:p>
          </table:table-cell>
          <table:table-cell table:style-name="ce2" table:formula="of:=([.E18]-[.E19])" office:value-type="float" office:value="67.7962212487119" calcext:value-type="float">
            <text:p>68</text:p>
          </table:table-cell>
          <table:table-cell table:formula="of:=([.B19]-[.B18])" office:value-type="float" office:value="11.195" calcext:value-type="float">
            <text:p>11.195</text:p>
          </table:table-cell>
          <table:table-cell table:number-columns-repeated="2"/>
        </table:table-row>
        <table:table-row table:style-name="ro2">
          <table:table-cell office:value-type="float" office:value="4.51" calcext:value-type="float">
            <text:p>4.51</text:p>
          </table:table-cell>
          <table:table-cell office:value-type="float" office:value="52.94" calcext:value-type="float">
            <text:p>52.94</text:p>
          </table:table-cell>
          <table:table-cell table:formula="of:=(([.B19]-[.B20])/([.A19]-[.A20]))" office:value-type="float" office:value="82.96" calcext:value-type="float">
            <text:p>82.960</text:p>
          </table:table-cell>
          <table:table-cell table:formula="of:=([.B20]-([.C20]*[.A20]))" office:value-type="float" office:value="-321.2096" calcext:value-type="float">
            <text:p>-321.21</text:p>
          </table:table-cell>
          <table:table-cell table:formula="of:=(8192/(2*[.B20]))" office:value-type="float" office:value="77.3706082357386" calcext:value-type="float">
            <text:p>77</text:p>
          </table:table-cell>
          <table:table-cell table:style-name="ce3" table:formula="of:=([.A20]/0.0012207)" office:value-type="float" office:value="3694.60145817973" calcext:value-type="float">
            <text:p>3695</text:p>
          </table:table-cell>
          <table:table-cell table:style-name="ce2" table:formula="of:=([.E19]-[.E20])" office:value-type="float" office:value="49.8343607083608" calcext:value-type="float">
            <text:p>50</text:p>
          </table:table-cell>
          <table:table-cell table:formula="of:=([.B20]-[.B19])" office:value-type="float" office:value="20.74" calcext:value-type="float">
            <text:p>20.74</text:p>
          </table:table-cell>
          <table:table-cell table:number-columns-repeated="2"/>
        </table:table-row>
        <table:table-row table:style-name="ro2">
          <table:table-cell office:value-type="float" office:value="4.76" calcext:value-type="float">
            <text:p>4.76</text:p>
          </table:table-cell>
          <table:table-cell office:value-type="float" office:value="71.62" calcext:value-type="float">
            <text:p>71.62</text:p>
          </table:table-cell>
          <table:table-cell table:formula="of:=(([.B20]-[.B21])/([.A20]-[.A21]))" office:value-type="float" office:value="74.72" calcext:value-type="float">
            <text:p>74.720</text:p>
          </table:table-cell>
          <table:table-cell table:formula="of:=([.B21]-([.C21]*[.A21]))" office:value-type="float" office:value="-284.0472" calcext:value-type="float">
            <text:p>-284.05</text:p>
          </table:table-cell>
          <table:table-cell table:formula="of:=(8192/(2*[.B21]))" office:value-type="float" office:value="57.1907288466909" calcext:value-type="float">
            <text:p>57</text:p>
          </table:table-cell>
          <table:table-cell table:style-name="ce3" table:formula="of:=([.A21]/0.0012207)" office:value-type="float" office:value="3899.40198246908" calcext:value-type="float">
            <text:p>3899</text:p>
          </table:table-cell>
          <table:table-cell table:style-name="ce2" table:formula="of:=([.E20]-[.E21])" office:value-type="float" office:value="20.1798793890477" calcext:value-type="float">
            <text:p>20</text:p>
          </table:table-cell>
          <table:table-cell table:formula="of:=([.B21]-[.B20])" office:value-type="float" office:value="18.68" calcext:value-type="float">
            <text:p>18.68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.00</text:p>
          </table:table-cell>
          <table:table-cell office:value-type="float" office:value="87" calcext:value-type="float">
            <text:p>87.00</text:p>
          </table:table-cell>
          <table:table-cell table:formula="of:=(([.B21]-[.B22])/([.A21]-[.A22]))" office:value-type="float" office:value="64.0833333333333" calcext:value-type="float">
            <text:p>64.083</text:p>
          </table:table-cell>
          <table:table-cell table:formula="of:=([.B22]-([.C22]*[.A22]))" office:value-type="float" office:value="-233.416666666666" calcext:value-type="float">
            <text:p>-233.42</text:p>
          </table:table-cell>
          <table:table-cell table:formula="of:=(8192/(2*[.B22]))" office:value-type="float" office:value="47.0804597701149" calcext:value-type="float">
            <text:p>47</text:p>
          </table:table-cell>
          <table:table-cell table:style-name="ce3" table:formula="of:=([.A22]/0.0012207)" office:value-type="float" office:value="4096.01048578684" calcext:value-type="float">
            <text:p>4096</text:p>
          </table:table-cell>
          <table:table-cell table:style-name="ce2" table:formula="of:=([.E21]-[.E22])" office:value-type="float" office:value="10.1102690765759" calcext:value-type="float">
            <text:p>10</text:p>
          </table:table-cell>
          <table:table-cell table:formula="of:=([.B22]-[.B21])" office:value-type="float" office:value="15.38" calcext:value-type="float">
            <text:p>15.38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1">
          <table:table-cell office:value-type="string" calcext:value-type="string">
            <text:p>Delay in mS</text:p>
          </table:table-cell>
          <table:table-cell office:value-type="string" calcext:value-type="string">
            <text:p>DAC counts</text:p>
          </table:table-cell>
          <table:table-cell table:number-columns-repeated="8"/>
        </table:table-row>
        <table:table-row table:style-name="ro2">
          <table:table-cell table:style-name="ce2" office:value-type="float" office:value="842" calcext:value-type="float">
            <text:p>842</text:p>
          </table:table-cell>
          <table:table-cell table:style-name="ce2" table:formula="of:=([.A25]-842) * (206 - 0) / (836 - 842) + 0" office:value-type="float" office:value="0" calcext:value-type="float">
            <text:p>0</text:p>
          </table:table-cell>
          <table:table-cell table:number-columns-repeated="4"/>
          <table:table-cell table:style-name="ce1"/>
          <table:table-cell table:number-columns-repeated="3"/>
        </table:table-row>
        <table:table-row table:style-name="ro2">
          <table:table-cell table:style-name="ce2" office:value-type="float" office:value="841" calcext:value-type="float">
            <text:p>841</text:p>
          </table:table-cell>
          <table:table-cell table:style-name="ce2" table:formula="of:=([.A26]-842) * (206 - 0) / (836 - 842) + 0" office:value-type="float" office:value="34.3333333333333" calcext:value-type="float">
            <text:p>34</text:p>
          </table:table-cell>
          <table:table-cell/>
          <table:table-cell table:style-name="ce3"/>
          <table:table-cell table:number-columns-repeated="2"/>
          <table:table-cell table:style-name="ce1" table:number-columns-repeated="2"/>
          <table:table-cell table:style-name="ce3"/>
          <table:table-cell/>
        </table:table-row>
        <table:table-row table:style-name="ro2">
          <table:table-cell table:style-name="ce2" office:value-type="float" office:value="840" calcext:value-type="float">
            <text:p>840</text:p>
          </table:table-cell>
          <table:table-cell table:style-name="ce2" table:formula="of:=([.A27]-842) * (206 - 0) / (836 - 842) + 0" office:value-type="float" office:value="68.6666666666667" calcext:value-type="float">
            <text:p>69</text:p>
          </table:table-cell>
          <table:table-cell/>
          <table:table-cell table:style-name="ce3"/>
          <table:table-cell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2">
          <table:table-cell table:style-name="ce2" office:value-type="float" office:value="839" calcext:value-type="float">
            <text:p>839</text:p>
          </table:table-cell>
          <table:table-cell table:style-name="ce2" table:formula="of:=([.A28]-842) * (206 - 0) / (836 - 842) + 0" office:value-type="float" office:value="103" calcext:value-type="float">
            <text:p>103</text:p>
          </table:table-cell>
          <table:table-cell/>
          <table:table-cell table:style-name="ce3"/>
          <table:table-cell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2">
          <table:table-cell table:style-name="ce2" office:value-type="float" office:value="838" calcext:value-type="float">
            <text:p>838</text:p>
          </table:table-cell>
          <table:table-cell table:style-name="ce2" table:formula="of:=([.A29]-842) * (206 - 0) / (836 - 842) + 0" office:value-type="float" office:value="137.333333333333" calcext:value-type="float">
            <text:p>137</text:p>
          </table:table-cell>
          <table:table-cell/>
          <table:table-cell table:style-name="ce3"/>
          <table:table-cell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2">
          <table:table-cell table:style-name="ce2" office:value-type="float" office:value="837" calcext:value-type="float">
            <text:p>837</text:p>
          </table:table-cell>
          <table:table-cell table:style-name="ce2" table:formula="of:=([.A30]-842) * (206 - 0) / (836 - 842) + 0" office:value-type="float" office:value="171.666666666667" calcext:value-type="float">
            <text:p>172</text:p>
          </table:table-cell>
          <table:table-cell/>
          <table:table-cell table:style-name="ce3"/>
          <table:table-cell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2">
          <table:table-cell table:style-name="ce2" office:value-type="float" office:value="836" calcext:value-type="float">
            <text:p>836</text:p>
          </table:table-cell>
          <table:table-cell table:style-name="ce2" table:formula="of:=([.A31]-842) * (206 - 0) / (836 - 842) + 0" office:value-type="float" office:value="206" calcext:value-type="float">
            <text:p>206</text:p>
          </table:table-cell>
          <table:table-cell/>
          <table:table-cell table:style-name="ce3"/>
          <table:table-cell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3"/>
          <table:table-cell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2">
          <table:table-cell table:style-name="ce2" office:value-type="float" office:value="836" calcext:value-type="float">
            <text:p>836</text:p>
          </table:table-cell>
          <table:table-cell table:style-name="ce2" table:formula="of:=([.A34]-836) * (414-206) / (821-836) + 206" office:value-type="float" office:value="206" calcext:value-type="float">
            <text:p>206</text:p>
          </table:table-cell>
          <table:table-cell/>
          <table:table-cell table:style-name="ce3"/>
          <table:table-cell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2">
          <table:table-cell table:style-name="ce2" office:value-type="float" office:value="835" calcext:value-type="float">
            <text:p>835</text:p>
          </table:table-cell>
          <table:table-cell table:style-name="ce2" table:formula="of:=([.A35]-836) * (414-206) / (821-836) + 206" office:value-type="float" office:value="219.866666666667" calcext:value-type="float">
            <text:p>220</text:p>
          </table:table-cell>
          <table:table-cell/>
          <table:table-cell table:style-name="ce3"/>
          <table:table-cell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2">
          <table:table-cell table:style-name="ce2" office:value-type="float" office:value="834" calcext:value-type="float">
            <text:p>834</text:p>
          </table:table-cell>
          <table:table-cell table:style-name="ce2" table:formula="of:=([.A36]-836) * (414-206) / (821-836) + 206" office:value-type="float" office:value="233.733333333333" calcext:value-type="float">
            <text:p>234</text:p>
          </table:table-cell>
          <table:table-cell/>
          <table:table-cell table:style-name="ce3"/>
          <table:table-cell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2">
          <table:table-cell table:style-name="ce2" office:value-type="float" office:value="833" calcext:value-type="float">
            <text:p>833</text:p>
          </table:table-cell>
          <table:table-cell table:style-name="ce2" table:formula="of:=([.A37]-836) * (414-206) / (821-836) + 206" office:value-type="float" office:value="247.6" calcext:value-type="float">
            <text:p>248</text:p>
          </table:table-cell>
          <table:table-cell/>
          <table:table-cell table:style-name="ce3"/>
          <table:table-cell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2">
          <table:table-cell table:style-name="ce2" office:value-type="float" office:value="832" calcext:value-type="float">
            <text:p>832</text:p>
          </table:table-cell>
          <table:table-cell table:style-name="ce2" table:formula="of:=([.A38]-836) * (414-206) / (821-836) + 206" office:value-type="float" office:value="261.466666666667" calcext:value-type="float">
            <text:p>261</text:p>
          </table:table-cell>
          <table:table-cell/>
          <table:table-cell table:style-name="ce3"/>
          <table:table-cell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2">
          <table:table-cell table:style-name="ce2" office:value-type="float" office:value="831" calcext:value-type="float">
            <text:p>831</text:p>
          </table:table-cell>
          <table:table-cell table:style-name="ce2" table:formula="of:=([.A39]-836) * (414-206) / (821-836) + 206" office:value-type="float" office:value="275.333333333333" calcext:value-type="float">
            <text:p>275</text:p>
          </table:table-cell>
          <table:table-cell/>
          <table:table-cell table:style-name="ce3"/>
          <table:table-cell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2">
          <table:table-cell table:style-name="ce2" office:value-type="float" office:value="830" calcext:value-type="float">
            <text:p>830</text:p>
          </table:table-cell>
          <table:table-cell table:style-name="ce2" table:formula="of:=([.A40]-836) * (414-206) / (821-836) + 206" office:value-type="float" office:value="289.2" calcext:value-type="float">
            <text:p>289</text:p>
          </table:table-cell>
          <table:table-cell/>
          <table:table-cell table:style-name="ce3"/>
          <table:table-cell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2">
          <table:table-cell table:style-name="ce2" office:value-type="float" office:value="829" calcext:value-type="float">
            <text:p>829</text:p>
          </table:table-cell>
          <table:table-cell table:style-name="ce2" table:formula="of:=([.A41]-836) * (414-206) / (821-836) + 206" office:value-type="float" office:value="303.066666666667" calcext:value-type="float">
            <text:p>303</text:p>
          </table:table-cell>
          <table:table-cell/>
          <table:table-cell table:style-name="ce3"/>
          <table:table-cell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2">
          <table:table-cell table:style-name="ce2" office:value-type="float" office:value="826" calcext:value-type="float">
            <text:p>826</text:p>
          </table:table-cell>
          <table:table-cell table:style-name="ce2" table:formula="of:=([.A42]-836) * (414-206) / (821-836) + 206" office:value-type="float" office:value="344.666666666667" calcext:value-type="float">
            <text:p>345</text:p>
          </table:table-cell>
          <table:table-cell/>
          <table:table-cell table:style-name="ce3"/>
          <table:table-cell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2">
          <table:table-cell table:style-name="ce2" office:value-type="float" office:value="825" calcext:value-type="float">
            <text:p>825</text:p>
          </table:table-cell>
          <table:table-cell table:style-name="ce2" table:formula="of:=([.A43]-836) * (414-206) / (821-836) + 206" office:value-type="float" office:value="358.533333333333" calcext:value-type="float">
            <text:p>359</text:p>
          </table:table-cell>
          <table:table-cell/>
          <table:table-cell table:style-name="ce3"/>
          <table:table-cell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2">
          <table:table-cell table:style-name="ce2" office:value-type="float" office:value="824" calcext:value-type="float">
            <text:p>824</text:p>
          </table:table-cell>
          <table:table-cell table:style-name="ce2" table:formula="of:=([.A44]-836) * (414-206) / (821-836) + 206" office:value-type="float" office:value="372.4" calcext:value-type="float">
            <text:p>372</text:p>
          </table:table-cell>
          <table:table-cell/>
          <table:table-cell table:style-name="ce3"/>
          <table:table-cell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2">
          <table:table-cell table:style-name="ce2" office:value-type="float" office:value="823" calcext:value-type="float">
            <text:p>823</text:p>
          </table:table-cell>
          <table:table-cell table:style-name="ce2" table:formula="of:=([.A45]-836) * (414-206) / (821-836) + 206" office:value-type="float" office:value="386.266666666667" calcext:value-type="float">
            <text:p>386</text:p>
          </table:table-cell>
          <table:table-cell/>
          <table:table-cell table:style-name="ce3"/>
          <table:table-cell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2">
          <table:table-cell table:style-name="ce2" office:value-type="float" office:value="822" calcext:value-type="float">
            <text:p>822</text:p>
          </table:table-cell>
          <table:table-cell table:style-name="ce2" table:formula="of:=([.A46]-836) * (414-206) / (821-836) + 206" office:value-type="float" office:value="400.133333333333" calcext:value-type="float">
            <text:p>400</text:p>
          </table:table-cell>
          <table:table-cell/>
          <table:table-cell table:style-name="ce3"/>
          <table:table-cell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2">
          <table:table-cell table:style-name="ce2" office:value-type="float" office:value="821" calcext:value-type="float">
            <text:p>821</text:p>
          </table:table-cell>
          <table:table-cell table:style-name="ce2" table:formula="of:=([.A47]-836) * (414-206) / (821-836) + 206" office:value-type="float" office:value="414" calcext:value-type="float">
            <text:p>414</text:p>
          </table:table-cell>
          <table:table-cell/>
          <table:table-cell table:style-name="ce3"/>
          <table:table-cell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2" table:number-rows-repeated="6">
          <table:table-cell table:number-columns-repeated="3"/>
          <table:table-cell table:style-name="ce3"/>
          <table:table-cell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2" table:number-rows-repeated="31">
          <table:table-cell table:number-columns-repeated="3"/>
          <table:table-cell table:style-name="ce3"/>
          <table:table-cell table:number-columns-repeated="6"/>
        </table:table-row>
        <table:table-row table:style-name="ro2" table:number-rows-repeated="6">
          <table:table-cell table:number-columns-repeated="10"/>
        </table:table-row>
        <table:table-row table:style-name="ro1">
          <table:table-cell office:value-type="string" calcext:value-type="string">
            <text:p>Delay in mS</text:p>
          </table:table-cell>
          <table:table-cell office:value-type="string" calcext:value-type="string">
            <text:p>Frequency Needed</text:p>
          </table:table-cell>
          <table:table-cell office:value-type="string" calcext:value-type="string">
            <text:p>Needed Voltage</text:p>
          </table:table-cell>
          <table:table-cell office:value-type="string" calcext:value-type="string">
            <text:p>DAC Counts</text:p>
          </table:table-cell>
          <table:table-cell office:value-type="string" calcext:value-type="string">
            <text:p>change per step</text:p>
          </table:table-cell>
          <table:table-cell table:number-columns-repeated="5"/>
        </table:table-row>
        <table:table-row table:style-name="ro2">
          <table:table-cell table:style-name="ce3" office:value-type="float" office:value="220" calcext:value-type="float">
            <text:p>220</text:p>
          </table:table-cell>
          <table:table-cell table:formula="of:=(8192/(2*[.A92]))" office:value-type="float" office:value="18.6181818181818" calcext:value-type="float">
            <text:p>18.62</text:p>
          </table:table-cell>
          <table:table-cell table:formula="of:=(([.B92]-(-35.11))/13.358)" office:value-type="float" office:value="4.02217261702215" calcext:value-type="float">
            <text:p>4.022</text:p>
          </table:table-cell>
          <table:table-cell table:style-name="ce3" table:formula="of:=([.C92]/0.0012207)" office:value-type="float" office:value="3294.97224299348" calcext:value-type="float">
            <text:p>3295</text:p>
          </table:table-cell>
          <table:table-cell table:number-columns-repeated="6"/>
        </table:table-row>
        <table:table-row table:style-name="ro2">
          <table:table-cell table:style-name="ce3" office:value-type="float" office:value="221" calcext:value-type="float">
            <text:p>221</text:p>
          </table:table-cell>
          <table:table-cell table:formula="of:=(8192/(2*[.A93]))" office:value-type="float" office:value="18.5339366515837" calcext:value-type="float">
            <text:p>18.53</text:p>
          </table:table-cell>
          <table:table-cell table:formula="of:=(([.B93]-(-35.11))/13.358)" office:value-type="float" office:value="4.0158658969594" calcext:value-type="float">
            <text:p>4.016</text:p>
          </table:table-cell>
          <table:table-cell table:style-name="ce3" table:formula="of:=([.C93]/0.0012207)" office:value-type="float" office:value="3289.8057646919" calcext:value-type="float">
            <text:p>3290</text:p>
          </table:table-cell>
          <table:table-cell table:formula="of:=([.D92]-[.D93])" office:value-type="float" office:value="5.16647830158217" calcext:value-type="float">
            <text:p>5</text:p>
          </table:table-cell>
          <table:table-cell table:number-columns-repeated="5"/>
        </table:table-row>
        <table:table-row table:style-name="ro2">
          <table:table-cell table:style-name="ce3" office:value-type="float" office:value="222" calcext:value-type="float">
            <text:p>222</text:p>
          </table:table-cell>
          <table:table-cell table:formula="of:=(8192/(2*[.A94]))" office:value-type="float" office:value="18.4504504504505" calcext:value-type="float">
            <text:p>18.45</text:p>
          </table:table-cell>
          <table:table-cell table:formula="of:=(([.B94]-(-35.11))/13.358)" office:value-type="float" office:value="4.00961599419452" calcext:value-type="float">
            <text:p>4.010</text:p>
          </table:table-cell>
          <table:table-cell table:style-name="ce3" table:formula="of:=([.C94]/0.0012207)" office:value-type="float" office:value="3284.68583123988" calcext:value-type="float">
            <text:p>3285</text:p>
          </table:table-cell>
          <table:table-cell table:formula="of:=([.D93]-[.D94])" office:value-type="float" office:value="5.11993345201927" calcext:value-type="float">
            <text:p>5</text:p>
          </table:table-cell>
          <table:table-cell table:number-columns-repeated="5"/>
        </table:table-row>
        <table:table-row table:style-name="ro2">
          <table:table-cell table:style-name="ce3" office:value-type="float" office:value="223" calcext:value-type="float">
            <text:p>223</text:p>
          </table:table-cell>
          <table:table-cell table:formula="of:=(8192/(2*[.A95]))" office:value-type="float" office:value="18.3677130044843" calcext:value-type="float">
            <text:p>18.37</text:p>
          </table:table-cell>
          <table:table-cell table:formula="of:=(([.B95]-(-35.11))/13.358)" office:value-type="float" office:value="4.00342214436924" calcext:value-type="float">
            <text:p>4.003</text:p>
          </table:table-cell>
          <table:table-cell table:style-name="ce3" table:formula="of:=([.C95]/0.0012207)" office:value-type="float" office:value="3279.61181647353" calcext:value-type="float">
            <text:p>3280</text:p>
          </table:table-cell>
          <table:table-cell table:formula="of:=([.D94]-[.D95])" office:value-type="float" office:value="5.07401476635005" calcext:value-type="float">
            <text:p>5</text:p>
          </table:table-cell>
          <table:table-cell table:number-columns-repeated="5"/>
        </table:table-row>
        <table:table-row table:style-name="ro2">
          <table:table-cell table:style-name="ce3" office:value-type="float" office:value="224" calcext:value-type="float">
            <text:p>224</text:p>
          </table:table-cell>
          <table:table-cell table:formula="of:=(8192/(2*[.A96]))" office:value-type="float" office:value="18.2857142857143" calcext:value-type="float">
            <text:p>18.29</text:p>
          </table:table-cell>
          <table:table-cell table:formula="of:=(([.B96]-(-35.11))/13.358)" office:value-type="float" office:value="3.99728359677454" calcext:value-type="float">
            <text:p>3.997</text:p>
          </table:table-cell>
          <table:table-cell table:style-name="ce3" table:formula="of:=([.C96]/0.0012207)" office:value-type="float" office:value="3274.58310541045" calcext:value-type="float">
            <text:p>3275</text:p>
          </table:table-cell>
          <table:table-cell table:formula="of:=([.D95]-[.D96])" office:value-type="float" office:value="5.02871106307975" calcext:value-type="float">
            <text:p>5</text:p>
          </table:table-cell>
          <table:table-cell table:number-columns-repeated="5"/>
        </table:table-row>
        <table:table-row table:style-name="ro2">
          <table:table-cell table:style-name="ce3" office:value-type="float" office:value="225" calcext:value-type="float">
            <text:p>225</text:p>
          </table:table-cell>
          <table:table-cell table:formula="of:=(8192/(2*[.A97]))" office:value-type="float" office:value="18.2044444444444" calcext:value-type="float">
            <text:p>18.20</text:p>
          </table:table-cell>
          <table:table-cell table:formula="of:=(([.B97]-(-35.11))/13.358)" office:value-type="float" office:value="3.99119961404735" calcext:value-type="float">
            <text:p>3.991</text:p>
          </table:table-cell>
          <table:table-cell table:style-name="ce3" table:formula="of:=([.C97]/0.0012207)" office:value-type="float" office:value="3269.59909400127" calcext:value-type="float">
            <text:p>3270</text:p>
          </table:table-cell>
          <table:table-cell table:formula="of:=([.D96]-[.D97])" office:value-type="float" office:value="4.98401140918531" calcext:value-type="float">
            <text:p>5</text:p>
          </table:table-cell>
          <table:table-cell table:number-columns-repeated="5"/>
        </table:table-row>
        <table:table-row table:style-name="ro2">
          <table:table-cell table:style-name="ce3" office:value-type="float" office:value="226" calcext:value-type="float">
            <text:p>226</text:p>
          </table:table-cell>
          <table:table-cell table:formula="of:=(8192/(2*[.A98]))" office:value-type="float" office:value="18.1238938053097" calcext:value-type="float">
            <text:p>18.12</text:p>
          </table:table-cell>
          <table:table-cell table:formula="of:=(([.B98]-(-35.11))/13.358)" office:value-type="float" office:value="3.98516947187526" calcext:value-type="float">
            <text:p>3.985</text:p>
          </table:table-cell>
          <table:table-cell table:style-name="ce3" table:formula="of:=([.C98]/0.0012207)" office:value-type="float" office:value="3264.65918888774" calcext:value-type="float">
            <text:p>3265</text:p>
          </table:table-cell>
          <table:table-cell table:formula="of:=([.D97]-[.D98])" office:value-type="float" office:value="4.93990511352922" calcext:value-type="float">
            <text:p>5</text:p>
          </table:table-cell>
          <table:table-cell table:number-columns-repeated="5"/>
        </table:table-row>
        <table:table-row table:style-name="ro2">
          <table:table-cell table:style-name="ce3" office:value-type="float" office:value="227" calcext:value-type="float">
            <text:p>227</text:p>
          </table:table-cell>
          <table:table-cell table:formula="of:=(8192/(2*[.A99]))" office:value-type="float" office:value="18.0440528634361" calcext:value-type="float">
            <text:p>18.04</text:p>
          </table:table-cell>
          <table:table-cell table:formula="of:=(([.B99]-(-35.11))/13.358)" office:value-type="float" office:value="3.9791924587091" calcext:value-type="float">
            <text:p>3.979</text:p>
          </table:table-cell>
          <table:table-cell table:style-name="ce3" table:formula="of:=([.C99]/0.0012207)" office:value-type="float" office:value="3259.76280716728" calcext:value-type="float">
            <text:p>3260</text:p>
          </table:table-cell>
          <table:table-cell table:formula="of:=([.D98]-[.D99])" office:value-type="float" office:value="4.89638172045852" calcext:value-type="float">
            <text:p>5</text:p>
          </table:table-cell>
          <table:table-cell table:number-columns-repeated="5"/>
        </table:table-row>
        <table:table-row table:style-name="ro2">
          <table:table-cell table:style-name="ce3" office:value-type="float" office:value="228" calcext:value-type="float">
            <text:p>228</text:p>
          </table:table-cell>
          <table:table-cell table:formula="of:=(8192/(2*[.A100]))" office:value-type="float" office:value="17.9649122807018" calcext:value-type="float">
            <text:p>17.96</text:p>
          </table:table-cell>
          <table:table-cell table:formula="of:=(([.B100]-(-35.11))/13.358)" office:value-type="float" office:value="3.97326787548299" calcext:value-type="float">
            <text:p>3.973</text:p>
          </table:table-cell>
          <table:table-cell table:style-name="ce3" table:formula="of:=([.C100]/0.0012207)" office:value-type="float" office:value="3254.90937616367" calcext:value-type="float">
            <text:p>3255</text:p>
          </table:table-cell>
          <table:table-cell table:formula="of:=([.D99]-[.D100])" office:value-type="float" office:value="4.85343100361206" calcext:value-type="float">
            <text:p>5</text:p>
          </table:table-cell>
          <table:table-cell table:number-columns-repeated="5"/>
        </table:table-row>
        <table:table-row table:style-name="ro2">
          <table:table-cell table:style-name="ce3" office:value-type="float" office:value="229" calcext:value-type="float">
            <text:p>229</text:p>
          </table:table-cell>
          <table:table-cell table:formula="of:=(8192/(2*[.A101]))" office:value-type="float" office:value="17.8864628820961" calcext:value-type="float">
            <text:p>17.89</text:p>
          </table:table-cell>
          <table:table-cell table:formula="of:=(([.B101]-(-35.11))/13.358)" office:value-type="float" office:value="3.96739503534182" calcext:value-type="float">
            <text:p>3.967</text:p>
          </table:table-cell>
          <table:table-cell table:style-name="ce3" table:formula="of:=([.C101]/0.0012207)" office:value-type="float" office:value="3250.09833320375" calcext:value-type="float">
            <text:p>3250</text:p>
          </table:table-cell>
          <table:table-cell table:formula="of:=([.D100]-[.D101])" office:value-type="float" office:value="4.81104295991236" calcext:value-type="float">
            <text:p>5</text:p>
          </table:table-cell>
          <table:table-cell table:number-columns-repeated="5"/>
        </table:table-row>
        <table:table-row table:style-name="ro2">
          <table:table-cell table:style-name="ce3" office:value-type="float" office:value="230" calcext:value-type="float">
            <text:p>230</text:p>
          </table:table-cell>
          <table:table-cell table:formula="of:=(8192/(2*[.A102]))" office:value-type="float" office:value="17.8086956521739" calcext:value-type="float">
            <text:p>17.81</text:p>
          </table:table-cell>
          <table:table-cell table:formula="of:=(([.B102]-(-35.11))/13.358)" office:value-type="float" office:value="3.9615732633758" calcext:value-type="float">
            <text:p>3.962</text:p>
          </table:table-cell>
          <table:table-cell table:style-name="ce3" table:formula="of:=([.C102]/0.0012207)" office:value-type="float" office:value="3245.32912540001" calcext:value-type="float">
            <text:p>3245</text:p>
          </table:table-cell>
          <table:table-cell table:formula="of:=([.D101]-[.D102])" office:value-type="float" office:value="4.76920780373985" calcext:value-type="float">
            <text:p>5</text:p>
          </table:table-cell>
          <table:table-cell table:number-columns-repeated="5"/>
        </table:table-row>
        <table:table-row table:style-name="ro2">
          <table:table-cell table:style-name="ce3" office:value-type="float" office:value="231" calcext:value-type="float">
            <text:p>231</text:p>
          </table:table-cell>
          <table:table-cell table:formula="of:=(8192/(2*[.A103]))" office:value-type="float" office:value="17.7316017316017" calcext:value-type="float">
            <text:p>17.73</text:p>
          </table:table-cell>
          <table:table-cell table:formula="of:=(([.B103]-(-35.11))/13.358)" office:value-type="float" office:value="3.95580189636186" calcext:value-type="float">
            <text:p>3.956</text:p>
          </table:table-cell>
          <table:table-cell table:style-name="ce3" table:formula="of:=([.C103]/0.0012207)" office:value-type="float" office:value="3240.60120943873" calcext:value-type="float">
            <text:p>3241</text:p>
          </table:table-cell>
          <table:table-cell table:formula="of:=([.D102]-[.D103])" office:value-type="float" office:value="4.72791596128263" calcext:value-type="float">
            <text:p>5</text:p>
          </table:table-cell>
          <table:table-cell table:number-columns-repeated="5"/>
        </table:table-row>
        <table:table-row table:style-name="ro2">
          <table:table-cell table:style-name="ce3" office:value-type="float" office:value="232" calcext:value-type="float">
            <text:p>232</text:p>
          </table:table-cell>
          <table:table-cell table:formula="of:=(8192/(2*[.A104]))" office:value-type="float" office:value="17.6551724137931" calcext:value-type="float">
            <text:p>17.66</text:p>
          </table:table-cell>
          <table:table-cell table:formula="of:=(([.B104]-(-35.11))/13.358)" office:value-type="float" office:value="3.95008028251184" calcext:value-type="float">
            <text:p>3.950</text:p>
          </table:table-cell>
          <table:table-cell table:style-name="ce3" table:formula="of:=([.C104]/0.0012207)" office:value-type="float" office:value="3235.91405137367" calcext:value-type="float">
            <text:p>3236</text:p>
          </table:table-cell>
          <table:table-cell table:formula="of:=([.D103]-[.D104])" office:value-type="float" office:value="4.68715806506452" calcext:value-type="float">
            <text:p>5</text:p>
          </table:table-cell>
          <table:table-cell table:number-columns-repeated="5"/>
        </table:table-row>
        <table:table-row table:style-name="ro2">
          <table:table-cell table:style-name="ce3" office:value-type="float" office:value="233" calcext:value-type="float">
            <text:p>233</text:p>
          </table:table-cell>
          <table:table-cell table:formula="of:=(8192/(2*[.A105]))" office:value-type="float" office:value="17.5793991416309" calcext:value-type="float">
            <text:p>17.58</text:p>
          </table:table-cell>
          <table:table-cell table:formula="of:=(([.B105]-(-35.11))/13.358)" office:value-type="float" office:value="3.94440778122705" calcext:value-type="float">
            <text:p>3.944</text:p>
          </table:table-cell>
          <table:table-cell table:style-name="ce3" table:formula="of:=([.C105]/0.0012207)" office:value-type="float" office:value="3231.26712642504" calcext:value-type="float">
            <text:p>3231</text:p>
          </table:table-cell>
          <table:table-cell table:formula="of:=([.D104]-[.D105])" office:value-type="float" office:value="4.64692494862629" calcext:value-type="float">
            <text:p>5</text:p>
          </table:table-cell>
          <table:table-cell table:number-columns-repeated="5"/>
        </table:table-row>
        <table:table-row table:style-name="ro2">
          <table:table-cell table:style-name="ce3" office:value-type="float" office:value="234" calcext:value-type="float">
            <text:p>234</text:p>
          </table:table-cell>
          <table:table-cell table:formula="of:=(8192/(2*[.A106]))" office:value-type="float" office:value="17.5042735042735" calcext:value-type="float">
            <text:p>17.50</text:p>
          </table:table-cell>
          <table:table-cell table:formula="of:=(([.B106]-(-35.11))/13.358)" office:value-type="float" office:value="3.93878376285922" calcext:value-type="float">
            <text:p>3.939</text:p>
          </table:table-cell>
          <table:table-cell table:style-name="ce3" table:formula="of:=([.C106]/0.0012207)" office:value-type="float" office:value="3226.65991878367" calcext:value-type="float">
            <text:p>3227</text:p>
          </table:table-cell>
          <table:table-cell table:formula="of:=([.D105]-[.D106])" office:value-type="float" office:value="4.60720764137295" calcext:value-type="float">
            <text:p>5</text:p>
          </table:table-cell>
          <table:table-cell table:number-columns-repeated="5"/>
        </table:table-row>
        <table:table-row table:style-name="ro2">
          <table:table-cell table:style-name="ce3" office:value-type="float" office:value="235" calcext:value-type="float">
            <text:p>235</text:p>
          </table:table-cell>
          <table:table-cell table:formula="of:=(8192/(2*[.A107]))" office:value-type="float" office:value="17.4297872340426" calcext:value-type="float">
            <text:p>17.43</text:p>
          </table:table-cell>
          <table:table-cell table:formula="of:=(([.B107]-(-35.11))/13.358)" office:value-type="float" office:value="3.93320760847751" calcext:value-type="float">
            <text:p>3.933</text:p>
          </table:table-cell>
          <table:table-cell table:style-name="ce3" table:formula="of:=([.C107]/0.0012207)" office:value-type="float" office:value="3222.09192142009" calcext:value-type="float">
            <text:p>3222</text:p>
          </table:table-cell>
          <table:table-cell table:formula="of:=([.D106]-[.D107])" office:value-type="float" office:value="4.5679973635747" calcext:value-type="float">
            <text:p>5</text:p>
          </table:table-cell>
          <table:table-cell table:number-columns-repeated="5"/>
        </table:table-row>
        <table:table-row table:style-name="ro2">
          <table:table-cell table:style-name="ce3" office:value-type="float" office:value="236" calcext:value-type="float">
            <text:p>236</text:p>
          </table:table-cell>
          <table:table-cell table:formula="of:=(8192/(2*[.A108]))" office:value-type="float" office:value="17.3559322033898" calcext:value-type="float">
            <text:p>17.36</text:p>
          </table:table-cell>
          <table:table-cell table:formula="of:=(([.B108]-(-35.11))/13.358)" office:value-type="float" office:value="3.9276787096414" calcext:value-type="float">
            <text:p>3.928</text:p>
          </table:table-cell>
          <table:table-cell table:style-name="ce3" table:formula="of:=([.C108]/0.0012207)" office:value-type="float" office:value="3217.56263589858" calcext:value-type="float">
            <text:p>3218</text:p>
          </table:table-cell>
          <table:table-cell table:formula="of:=([.D107]-[.D108])" office:value-type="float" office:value="4.52928552151025" calcext:value-type="float">
            <text:p>5</text:p>
          </table:table-cell>
          <table:table-cell table:number-columns-repeated="5"/>
        </table:table-row>
        <table:table-row table:style-name="ro2">
          <table:table-cell table:style-name="ce3" office:value-type="float" office:value="237" calcext:value-type="float">
            <text:p>237</text:p>
          </table:table-cell>
          <table:table-cell table:formula="of:=(8192/(2*[.A109]))" office:value-type="float" office:value="17.2827004219409" calcext:value-type="float">
            <text:p>17.28</text:p>
          </table:table-cell>
          <table:table-cell table:formula="of:=(([.B109]-(-35.11))/13.358)" office:value-type="float" office:value="3.92219646817944" calcext:value-type="float">
            <text:p>3.922</text:p>
          </table:table-cell>
          <table:table-cell table:style-name="ce3" table:formula="of:=([.C109]/0.0012207)" office:value-type="float" office:value="3213.07157219582" calcext:value-type="float">
            <text:p>3213</text:p>
          </table:table-cell>
          <table:table-cell table:formula="of:=([.D108]-[.D109])" office:value-type="float" office:value="4.49106370276286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38" calcext:value-type="float">
            <text:p>238</text:p>
          </table:table-cell>
          <table:table-cell table:formula="of:=(8192/(2*[.A110]))" office:value-type="float" office:value="17.2100840336134" calcext:value-type="float">
            <text:p>17.21</text:p>
          </table:table-cell>
          <table:table-cell table:formula="of:=(([.B110]-(-35.11))/13.358)" office:value-type="float" office:value="3.91676029597346" calcext:value-type="float">
            <text:p>3.917</text:p>
          </table:table-cell>
          <table:table-cell table:style-name="ce3" table:formula="of:=([.C110]/0.0012207)" office:value-type="float" office:value="3208.61824852417" calcext:value-type="float">
            <text:p>3209</text:p>
          </table:table-cell>
          <table:table-cell table:formula="of:=([.D109]-[.D110])" office:value-type="float" office:value="4.45332367164792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39" calcext:value-type="float">
            <text:p>239</text:p>
          </table:table-cell>
          <table:table-cell table:formula="of:=(8192/(2*[.A111]))" office:value-type="float" office:value="17.1380753138075" calcext:value-type="float">
            <text:p>17.14</text:p>
          </table:table-cell>
          <table:table-cell table:formula="of:=(([.B111]-(-35.11))/13.358)" office:value-type="float" office:value="3.91136961474828" calcext:value-type="float">
            <text:p>3.911</text:p>
          </table:table-cell>
          <table:table-cell table:style-name="ce3" table:formula="of:=([.C111]/0.0012207)" office:value-type="float" office:value="3204.2021911594" calcext:value-type="float">
            <text:p>3204</text:p>
          </table:table-cell>
          <table:table-cell table:formula="of:=([.D110]-[.D111])" office:value-type="float" office:value="4.4160573647714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40" calcext:value-type="float">
            <text:p>240</text:p>
          </table:table-cell>
          <table:table-cell table:formula="of:=(8192/(2*[.A112]))" office:value-type="float" office:value="17.0666666666667" calcext:value-type="float">
            <text:p>17.07</text:p>
          </table:table-cell>
          <table:table-cell table:formula="of:=(([.B112]-(-35.11))/13.358)" office:value-type="float" office:value="3.90602385586665" calcext:value-type="float">
            <text:p>3.906</text:p>
          </table:table-cell>
          <table:table-cell table:style-name="ce3" table:formula="of:=([.C112]/0.0012207)" office:value-type="float" office:value="3199.82293427267" calcext:value-type="float">
            <text:p>3200</text:p>
          </table:table-cell>
          <table:table-cell table:formula="of:=([.D111]-[.D112])" office:value-type="float" office:value="4.37925688673249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41" calcext:value-type="float">
            <text:p>241</text:p>
          </table:table-cell>
          <table:table-cell table:formula="of:=(8192/(2*[.A113]))" office:value-type="float" office:value="16.9958506224066" calcext:value-type="float">
            <text:p>17.00</text:p>
          </table:table-cell>
          <table:table-cell table:formula="of:=(([.B113]-(-35.11))/13.358)" office:value-type="float" office:value="3.90072246012926" calcext:value-type="float">
            <text:p>3.901</text:p>
          </table:table-cell>
          <table:table-cell table:style-name="ce3" table:formula="of:=([.C113]/0.0012207)" office:value-type="float" office:value="3195.48001976674" calcext:value-type="float">
            <text:p>3195</text:p>
          </table:table-cell>
          <table:table-cell table:formula="of:=([.D112]-[.D113])" office:value-type="float" office:value="4.34291450592946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42" calcext:value-type="float">
            <text:p>242</text:p>
          </table:table-cell>
          <table:table-cell table:formula="of:=(8192/(2*[.A114]))" office:value-type="float" office:value="16.9256198347107" calcext:value-type="float">
            <text:p>16.93</text:p>
          </table:table-cell>
          <table:table-cell table:formula="of:=(([.B114]-(-35.11))/13.358)" office:value-type="float" office:value="3.89546487757978" calcext:value-type="float">
            <text:p>3.895</text:p>
          </table:table-cell>
          <table:table-cell table:style-name="ce3" table:formula="of:=([.C114]/0.0012207)" office:value-type="float" office:value="3191.17299711623" calcext:value-type="float">
            <text:p>3191</text:p>
          </table:table-cell>
          <table:table-cell table:formula="of:=([.D113]-[.D114])" office:value-type="float" office:value="4.30702265050786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43" calcext:value-type="float">
            <text:p>243</text:p>
          </table:table-cell>
          <table:table-cell table:formula="of:=(8192/(2*[.A115]))" office:value-type="float" office:value="16.8559670781893" calcext:value-type="float">
            <text:p>16.86</text:p>
          </table:table-cell>
          <table:table-cell table:formula="of:=(([.B115]-(-35.11))/13.358)" office:value-type="float" office:value="3.89025056731467" calcext:value-type="float">
            <text:p>3.890</text:p>
          </table:table-cell>
          <table:table-cell table:style-name="ce3" table:formula="of:=([.C115]/0.0012207)" office:value-type="float" office:value="3186.90142321182" calcext:value-type="float">
            <text:p>3187</text:p>
          </table:table-cell>
          <table:table-cell table:formula="of:=([.D114]-[.D115])" office:value-type="float" office:value="4.2715739044138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44" calcext:value-type="float">
            <text:p>244</text:p>
          </table:table-cell>
          <table:table-cell table:formula="of:=(8192/(2*[.A116]))" office:value-type="float" office:value="16.7868852459016" calcext:value-type="float">
            <text:p>16.79</text:p>
          </table:table-cell>
          <table:table-cell table:formula="of:=(([.B116]-(-35.11))/13.358)" office:value-type="float" office:value="3.88507899729762" calcext:value-type="float">
            <text:p>3.885</text:p>
          </table:table-cell>
          <table:table-cell table:style-name="ce3" table:formula="of:=([.C116]/0.0012207)" office:value-type="float" office:value="3182.66486220826" calcext:value-type="float">
            <text:p>3183</text:p>
          </table:table-cell>
          <table:table-cell table:formula="of:=([.D115]-[.D116])" office:value-type="float" office:value="4.23656100355765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45" calcext:value-type="float">
            <text:p>245</text:p>
          </table:table-cell>
          <table:table-cell table:formula="of:=(8192/(2*[.A117]))" office:value-type="float" office:value="16.7183673469388" calcext:value-type="float">
            <text:p>16.72</text:p>
          </table:table-cell>
          <table:table-cell table:formula="of:=(([.B117]-(-35.11))/13.358)" office:value-type="float" office:value="3.87994964417868" calcext:value-type="float">
            <text:p>3.880</text:p>
          </table:table-cell>
          <table:table-cell table:style-name="ce3" table:formula="of:=([.C117]/0.0012207)" office:value-type="float" office:value="3178.46288537616" calcext:value-type="float">
            <text:p>3178</text:p>
          </table:table-cell>
          <table:table-cell table:formula="of:=([.D116]-[.D117])" office:value-type="float" office:value="4.20197683210063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46" calcext:value-type="float">
            <text:p>246</text:p>
          </table:table-cell>
          <table:table-cell table:formula="of:=(8192/(2*[.A118]))" office:value-type="float" office:value="16.650406504065" calcext:value-type="float">
            <text:p>16.65</text:p>
          </table:table-cell>
          <table:table-cell table:formula="of:=(([.B118]-(-35.11))/13.358)" office:value-type="float" office:value="3.87486199311761" calcext:value-type="float">
            <text:p>3.875</text:p>
          </table:table-cell>
          <table:table-cell table:style-name="ce3" table:formula="of:=([.C118]/0.0012207)" office:value-type="float" office:value="3174.29507095733" calcext:value-type="float">
            <text:p>3174</text:p>
          </table:table-cell>
          <table:table-cell table:formula="of:=([.D117]-[.D118])" office:value-type="float" office:value="4.16781441883086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47" calcext:value-type="float">
            <text:p>247</text:p>
          </table:table-cell>
          <table:table-cell table:formula="of:=(8192/(2*[.A119]))" office:value-type="float" office:value="16.582995951417" calcext:value-type="float">
            <text:p>16.58</text:p>
          </table:table-cell>
          <table:table-cell table:formula="of:=(([.B119]-(-35.11))/13.358)" office:value-type="float" office:value="3.86981553761169" calcext:value-type="float">
            <text:p>3.870</text:p>
          </table:table-cell>
          <table:table-cell table:style-name="ce3" table:formula="of:=([.C119]/0.0012207)" office:value-type="float" office:value="3170.16100402367" calcext:value-type="float">
            <text:p>3170</text:p>
          </table:table-cell>
          <table:table-cell table:formula="of:=([.D118]-[.D119])" office:value-type="float" office:value="4.13406693365869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48" calcext:value-type="float">
            <text:p>248</text:p>
          </table:table-cell>
          <table:table-cell table:formula="of:=(8192/(2*[.A120]))" office:value-type="float" office:value="16.5161290322581" calcext:value-type="float">
            <text:p>16.52</text:p>
          </table:table-cell>
          <table:table-cell table:formula="of:=(([.B120]-(-35.11))/13.358)" office:value-type="float" office:value="3.8648097793276" calcext:value-type="float">
            <text:p>3.865</text:p>
          </table:table-cell>
          <table:table-cell table:style-name="ce3" table:formula="of:=([.C120]/0.0012207)" office:value-type="float" office:value="3166.06027633948" calcext:value-type="float">
            <text:p>3166</text:p>
          </table:table-cell>
          <table:table-cell table:formula="of:=([.D119]-[.D120])" office:value-type="float" office:value="4.10072768419332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49" calcext:value-type="float">
            <text:p>249</text:p>
          </table:table-cell>
          <table:table-cell table:formula="of:=(8192/(2*[.A121]))" office:value-type="float" office:value="16.4497991967871" calcext:value-type="float">
            <text:p>16.45</text:p>
          </table:table-cell>
          <table:table-cell table:formula="of:=(([.B121]-(-35.11))/13.358)" office:value-type="float" office:value="3.85984422793735" calcext:value-type="float">
            <text:p>3.860</text:p>
          </table:table-cell>
          <table:table-cell table:style-name="ce3" table:formula="of:=([.C121]/0.0012207)" office:value-type="float" office:value="3161.99248622704" calcext:value-type="float">
            <text:p>3162</text:p>
          </table:table-cell>
          <table:table-cell table:formula="of:=([.D120]-[.D121])" office:value-type="float" office:value="4.0677901124327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50" calcext:value-type="float">
            <text:p>250</text:p>
          </table:table-cell>
          <table:table-cell table:formula="of:=(8192/(2*[.A122]))" office:value-type="float" office:value="16.384" calcext:value-type="float">
            <text:p>16.38</text:p>
          </table:table-cell>
          <table:table-cell table:formula="of:=(([.B122]-(-35.11))/13.358)" office:value-type="float" office:value="3.85491840095823" calcext:value-type="float">
            <text:p>3.855</text:p>
          </table:table-cell>
          <table:table-cell table:style-name="ce3" table:formula="of:=([.C122]/0.0012207)" office:value-type="float" office:value="3157.95723843551" calcext:value-type="float">
            <text:p>3158</text:p>
          </table:table-cell>
          <table:table-cell table:formula="of:=([.D121]-[.D122])" office:value-type="float" office:value="4.03524779153349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51" calcext:value-type="float">
            <text:p>251</text:p>
          </table:table-cell>
          <table:table-cell table:formula="of:=(8192/(2*[.A123]))" office:value-type="float" office:value="16.3187250996016" calcext:value-type="float">
            <text:p>16.32</text:p>
          </table:table-cell>
          <table:table-cell table:formula="of:=(([.B123]-(-35.11))/13.358)" office:value-type="float" office:value="3.85003182359647" calcext:value-type="float">
            <text:p>3.850</text:p>
          </table:table-cell>
          <table:table-cell table:style-name="ce3" table:formula="of:=([.C123]/0.0012207)" office:value-type="float" office:value="3153.95414401283" calcext:value-type="float">
            <text:p>3154</text:p>
          </table:table-cell>
          <table:table-cell table:formula="of:=([.D122]-[.D123])" office:value-type="float" office:value="4.00309442267644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52" calcext:value-type="float">
            <text:p>252</text:p>
          </table:table-cell>
          <table:table-cell table:formula="of:=(8192/(2*[.A124]))" office:value-type="float" office:value="16.2539682539683" calcext:value-type="float">
            <text:p>16.25</text:p>
          </table:table-cell>
          <table:table-cell table:formula="of:=(([.B124]-(-35.11))/13.358)" office:value-type="float" office:value="3.84518402859472" calcext:value-type="float">
            <text:p>3.845</text:p>
          </table:table-cell>
          <table:table-cell table:style-name="ce3" table:formula="of:=([.C124]/0.0012207)" office:value-type="float" office:value="3149.98282018081" calcext:value-type="float">
            <text:p>3150</text:p>
          </table:table-cell>
          <table:table-cell table:formula="of:=([.D123]-[.D124])" office:value-type="float" office:value="3.97132383202006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53" calcext:value-type="float">
            <text:p>253</text:p>
          </table:table-cell>
          <table:table-cell table:formula="of:=(8192/(2*[.A125]))" office:value-type="float" office:value="16.1897233201581" calcext:value-type="float">
            <text:p>16.19</text:p>
          </table:table-cell>
          <table:table-cell table:formula="of:=(([.B125]-(-35.11))/13.358)" office:value-type="float" office:value="3.8403745560831" calcext:value-type="float">
            <text:p>3.840</text:p>
          </table:table-cell>
          <table:table-cell table:style-name="ce3" table:formula="of:=([.C125]/0.0012207)" office:value-type="float" office:value="3146.04289021308" calcext:value-type="float">
            <text:p>3146</text:p>
          </table:table-cell>
          <table:table-cell table:formula="of:=([.D124]-[.D125])" office:value-type="float" office:value="3.93992996773568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54" calcext:value-type="float">
            <text:p>254</text:p>
          </table:table-cell>
          <table:table-cell table:formula="of:=(8192/(2*[.A126]))" office:value-type="float" office:value="16.1259842519685" calcext:value-type="float">
            <text:p>16.13</text:p>
          </table:table-cell>
          <table:table-cell table:formula="of:=(([.B126]-(-35.11))/13.358)" office:value-type="float" office:value="3.83560295343378" calcext:value-type="float">
            <text:p>3.836</text:p>
          </table:table-cell>
          <table:table-cell table:style-name="ce3" table:formula="of:=([.C126]/0.0012207)" office:value-type="float" office:value="3142.13398331595" calcext:value-type="float">
            <text:p>3142</text:p>
          </table:table-cell>
          <table:table-cell table:formula="of:=([.D125]-[.D126])" office:value-type="float" office:value="3.90890689712387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55" calcext:value-type="float">
            <text:p>255</text:p>
          </table:table-cell>
          <table:table-cell table:formula="of:=(8192/(2*[.A127]))" office:value-type="float" office:value="16.0627450980392" calcext:value-type="float">
            <text:p>16.06</text:p>
          </table:table-cell>
          <table:table-cell table:formula="of:=(([.B127]-(-35.11))/13.358)" office:value-type="float" office:value="3.83086877511897" calcext:value-type="float">
            <text:p>3.831</text:p>
          </table:table-cell>
          <table:table-cell table:style-name="ce3" table:formula="of:=([.C127]/0.0012207)" office:value-type="float" office:value="3138.25573451214" calcext:value-type="float">
            <text:p>3138</text:p>
          </table:table-cell>
          <table:table-cell table:formula="of:=([.D126]-[.D127])" office:value-type="float" office:value="3.87824880381231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56" calcext:value-type="float">
            <text:p>256</text:p>
          </table:table-cell>
          <table:table-cell table:formula="of:=(8192/(2*[.A128]))" office:value-type="float" office:value="16" calcext:value-type="float">
            <text:p>16.00</text:p>
          </table:table-cell>
          <table:table-cell table:formula="of:=(([.B128]-(-35.11))/13.358)" office:value-type="float" office:value="3.82617158257224" calcext:value-type="float">
            <text:p>3.826</text:p>
          </table:table-cell>
          <table:table-cell table:style-name="ce3" table:formula="of:=([.C128]/0.0012207)" office:value-type="float" office:value="3134.40778452711" calcext:value-type="float">
            <text:p>3134</text:p>
          </table:table-cell>
          <table:table-cell table:formula="of:=([.D127]-[.D128])" office:value-type="float" office:value="3.84794998503321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57" calcext:value-type="float">
            <text:p>257</text:p>
          </table:table-cell>
          <table:table-cell table:formula="of:=(8192/(2*[.A129]))" office:value-type="float" office:value="15.9377431906615" calcext:value-type="float">
            <text:p>15.94</text:p>
          </table:table-cell>
          <table:table-cell table:formula="of:=(([.B129]-(-35.11))/13.358)" office:value-type="float" office:value="3.82151094405311" calcext:value-type="float">
            <text:p>3.822</text:p>
          </table:table-cell>
          <table:table-cell table:style-name="ce3" table:formula="of:=([.C129]/0.0012207)" office:value-type="float" office:value="3130.58977967815" calcext:value-type="float">
            <text:p>3131</text:p>
          </table:table-cell>
          <table:table-cell table:formula="of:=([.D128]-[.D129])" office:value-type="float" office:value="3.81800484896257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58" calcext:value-type="float">
            <text:p>258</text:p>
          </table:table-cell>
          <table:table-cell table:formula="of:=(8192/(2*[.A130]))" office:value-type="float" office:value="15.8759689922481" calcext:value-type="float">
            <text:p>15.88</text:p>
          </table:table-cell>
          <table:table-cell table:formula="of:=(([.B130]-(-35.11))/13.358)" office:value-type="float" office:value="3.81688643451475" calcext:value-type="float">
            <text:p>3.817</text:p>
          </table:table-cell>
          <table:table-cell table:style-name="ce3" table:formula="of:=([.C130]/0.0012207)" office:value-type="float" office:value="3126.801371766" calcext:value-type="float">
            <text:p>3127</text:p>
          </table:table-cell>
          <table:table-cell table:formula="of:=([.D129]-[.D130])" office:value-type="float" office:value="3.78840791214907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59" calcext:value-type="float">
            <text:p>259</text:p>
          </table:table-cell>
          <table:table-cell table:formula="of:=(8192/(2*[.A131]))" office:value-type="float" office:value="15.8146718146718" calcext:value-type="float">
            <text:p>15.81</text:p>
          </table:table-cell>
          <table:table-cell table:formula="of:=(([.B131]-(-35.11))/13.358)" office:value-type="float" office:value="3.81229763547476" calcext:value-type="float">
            <text:p>3.812</text:p>
          </table:table-cell>
          <table:table-cell table:style-name="ce3" table:formula="of:=([.C131]/0.0012207)" office:value-type="float" office:value="3123.042217969" calcext:value-type="float">
            <text:p>3123</text:p>
          </table:table-cell>
          <table:table-cell table:formula="of:=([.D130]-[.D131])" office:value-type="float" office:value="3.75915379699745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60" calcext:value-type="float">
            <text:p>260</text:p>
          </table:table-cell>
          <table:table-cell table:formula="of:=(8192/(2*[.A132]))" office:value-type="float" office:value="15.7538461538462" calcext:value-type="float">
            <text:p>15.75</text:p>
          </table:table-cell>
          <table:table-cell table:formula="of:=(([.B132]-(-35.11))/13.358)" office:value-type="float" office:value="3.80774413488892" calcext:value-type="float">
            <text:p>3.808</text:p>
          </table:table-cell>
          <table:table-cell table:style-name="ce3" table:formula="of:=([.C132]/0.0012207)" office:value-type="float" office:value="3119.31198073967" calcext:value-type="float">
            <text:p>3119</text:p>
          </table:table-cell>
          <table:table-cell table:formula="of:=([.D131]-[.D132])" office:value-type="float" office:value="3.73023722932794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61" calcext:value-type="float">
            <text:p>261</text:p>
          </table:table-cell>
          <table:table-cell table:formula="of:=(8192/(2*[.A133]))" office:value-type="float" office:value="15.6934865900383" calcext:value-type="float">
            <text:p>15.69</text:p>
          </table:table-cell>
          <table:table-cell table:formula="of:=(([.B133]-(-35.11))/13.358)" office:value-type="float" office:value="3.80322552702787" calcext:value-type="float">
            <text:p>3.803</text:p>
          </table:table-cell>
          <table:table-cell table:style-name="ce3" table:formula="of:=([.C133]/0.0012207)" office:value-type="float" office:value="3115.61032770367" calcext:value-type="float">
            <text:p>3116</text:p>
          </table:table-cell>
          <table:table-cell table:formula="of:=([.D132]-[.D133])" office:value-type="float" office:value="3.70165303600015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62" calcext:value-type="float">
            <text:p>262</text:p>
          </table:table-cell>
          <table:table-cell table:formula="of:=(8192/(2*[.A134]))" office:value-type="float" office:value="15.6335877862595" calcext:value-type="float">
            <text:p>15.63</text:p>
          </table:table-cell>
          <table:table-cell table:formula="of:=(([.B134]-(-35.11))/13.358)" office:value-type="float" office:value="3.79874141235661" calcext:value-type="float">
            <text:p>3.799</text:p>
          </table:table-cell>
          <table:table-cell table:style-name="ce3" table:formula="of:=([.C134]/0.0012207)" office:value-type="float" office:value="3111.93693156108" calcext:value-type="float">
            <text:p>3112</text:p>
          </table:table-cell>
          <table:table-cell table:formula="of:=([.D133]-[.D134])" office:value-type="float" office:value="3.67339614259527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63" calcext:value-type="float">
            <text:p>263</text:p>
          </table:table-cell>
          <table:table-cell table:formula="of:=(8192/(2*[.A135]))" office:value-type="float" office:value="15.574144486692" calcext:value-type="float">
            <text:p>15.57</text:p>
          </table:table-cell>
          <table:table-cell table:formula="of:=(([.B135]-(-35.11))/13.358)" office:value-type="float" office:value="3.79429139741668" calcext:value-type="float">
            <text:p>3.794</text:p>
          </table:table-cell>
          <table:table-cell table:style-name="ce3" table:formula="of:=([.C135]/0.0012207)" office:value-type="float" office:value="3108.29146998991" calcext:value-type="float">
            <text:p>3108</text:p>
          </table:table-cell>
          <table:table-cell table:formula="of:=([.D134]-[.D135])" office:value-type="float" office:value="3.64546157116865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64" calcext:value-type="float">
            <text:p>264</text:p>
          </table:table-cell>
          <table:table-cell table:formula="of:=(8192/(2*[.A136]))" office:value-type="float" office:value="15.5151515151515" calcext:value-type="float">
            <text:p>15.52</text:p>
          </table:table-cell>
          <table:table-cell table:formula="of:=(([.B136]-(-35.11))/13.358)" office:value-type="float" office:value="3.78987509471115" calcext:value-type="float">
            <text:p>3.790</text:p>
          </table:table-cell>
          <table:table-cell table:style-name="ce3" table:formula="of:=([.C136]/0.0012207)" office:value-type="float" office:value="3104.67362555185" calcext:value-type="float">
            <text:p>3105</text:p>
          </table:table-cell>
          <table:table-cell table:formula="of:=([.D135]-[.D136])" office:value-type="float" office:value="3.61784443805345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65" calcext:value-type="float">
            <text:p>265</text:p>
          </table:table-cell>
          <table:table-cell table:formula="of:=(8192/(2*[.A137]))" office:value-type="float" office:value="15.4566037735849" calcext:value-type="float">
            <text:p>15.46</text:p>
          </table:table-cell>
          <table:table-cell table:formula="of:=(([.B137]-(-35.11))/13.358)" office:value-type="float" office:value="3.78549212259207" calcext:value-type="float">
            <text:p>3.785</text:p>
          </table:table-cell>
          <table:table-cell table:style-name="ce3" table:formula="of:=([.C137]/0.0012207)" office:value-type="float" office:value="3101.08308560012" calcext:value-type="float">
            <text:p>3101</text:p>
          </table:table-cell>
          <table:table-cell table:formula="of:=([.D136]-[.D137])" office:value-type="float" office:value="3.59053995172917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66" calcext:value-type="float">
            <text:p>266</text:p>
          </table:table-cell>
          <table:table-cell table:formula="of:=(8192/(2*[.A138]))" office:value-type="float" office:value="15.3984962406015" calcext:value-type="float">
            <text:p>15.40</text:p>
          </table:table-cell>
          <table:table-cell table:formula="of:=(([.B138]-(-35.11))/13.358)" office:value-type="float" office:value="3.78114210515058" calcext:value-type="float">
            <text:p>3.781</text:p>
          </table:table-cell>
          <table:table-cell table:style-name="ce3" table:formula="of:=([.C138]/0.0012207)" office:value-type="float" office:value="3097.51954218939" calcext:value-type="float">
            <text:p>3098</text:p>
          </table:table-cell>
          <table:table-cell table:formula="of:=([.D137]-[.D138])" office:value-type="float" office:value="3.56354341073848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67" calcext:value-type="float">
            <text:p>267</text:p>
          </table:table-cell>
          <table:table-cell table:formula="of:=(8192/(2*[.A139]))" office:value-type="float" office:value="15.3408239700375" calcext:value-type="float">
            <text:p>15.34</text:p>
          </table:table-cell>
          <table:table-cell table:formula="of:=(([.B139]-(-35.11))/13.358)" office:value-type="float" office:value="3.77682467210941" calcext:value-type="float">
            <text:p>3.777</text:p>
          </table:table-cell>
          <table:table-cell table:style-name="ce3" table:formula="of:=([.C139]/0.0012207)" office:value-type="float" office:value="3093.98269198772" calcext:value-type="float">
            <text:p>3094</text:p>
          </table:table-cell>
          <table:table-cell table:formula="of:=([.D138]-[.D139])" office:value-type="float" office:value="3.53685020166859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68" calcext:value-type="float">
            <text:p>268</text:p>
          </table:table-cell>
          <table:table-cell table:formula="of:=(8192/(2*[.A140]))" office:value-type="float" office:value="15.2835820895522" calcext:value-type="float">
            <text:p>15.28</text:p>
          </table:table-cell>
          <table:table-cell table:formula="of:=(([.B140]-(-35.11))/13.358)" office:value-type="float" office:value="3.77253945871779" calcext:value-type="float">
            <text:p>3.773</text:p>
          </table:table-cell>
          <table:table-cell table:style-name="ce3" table:formula="of:=([.C140]/0.0012207)" office:value-type="float" office:value="3090.47223619054" calcext:value-type="float">
            <text:p>3090</text:p>
          </table:table-cell>
          <table:table-cell table:formula="of:=([.D139]-[.D140])" office:value-type="float" office:value="3.51045579717947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69" calcext:value-type="float">
            <text:p>269</text:p>
          </table:table-cell>
          <table:table-cell table:formula="of:=(8192/(2*[.A141]))" office:value-type="float" office:value="15.2267657992565" calcext:value-type="float">
            <text:p>15.23</text:p>
          </table:table-cell>
          <table:table-cell table:formula="of:=(([.B141]-(-35.11))/13.358)" office:value-type="float" office:value="3.76828610564879" calcext:value-type="float">
            <text:p>3.768</text:p>
          </table:table-cell>
          <table:table-cell table:style-name="ce3" table:formula="of:=([.C141]/0.0012207)" office:value-type="float" office:value="3086.98788043646" calcext:value-type="float">
            <text:p>3087</text:p>
          </table:table-cell>
          <table:table-cell table:formula="of:=([.D140]-[.D141])" office:value-type="float" office:value="3.48435575407757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70" calcext:value-type="float">
            <text:p>270</text:p>
          </table:table-cell>
          <table:table-cell table:formula="of:=(8192/(2*[.A142]))" office:value-type="float" office:value="15.1703703703704" calcext:value-type="float">
            <text:p>15.17</text:p>
          </table:table-cell>
          <table:table-cell table:formula="of:=(([.B142]-(-35.11))/13.358)" office:value-type="float" office:value="3.76406425889881" calcext:value-type="float">
            <text:p>3.764</text:p>
          </table:table-cell>
          <table:table-cell table:style-name="ce3" table:formula="of:=([.C142]/0.0012207)" office:value-type="float" office:value="3083.52933472501" calcext:value-type="float">
            <text:p>3084</text:p>
          </table:table-cell>
          <table:table-cell table:formula="of:=([.D141]-[.D142])" office:value-type="float" office:value="3.4585457114544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71" calcext:value-type="float">
            <text:p>271</text:p>
          </table:table-cell>
          <table:table-cell table:formula="of:=(8192/(2*[.A143]))" office:value-type="float" office:value="15.1143911439114" calcext:value-type="float">
            <text:p>15.11</text:p>
          </table:table-cell>
          <table:table-cell table:formula="of:=(([.B143]-(-35.11))/13.358)" office:value-type="float" office:value="3.75987356968943" calcext:value-type="float">
            <text:p>3.760</text:p>
          </table:table-cell>
          <table:table-cell table:style-name="ce3" table:formula="of:=([.C143]/0.0012207)" office:value-type="float" office:value="3080.09631333615" calcext:value-type="float">
            <text:p>3080</text:p>
          </table:table-cell>
          <table:table-cell table:formula="of:=([.D142]-[.D143])" office:value-type="float" office:value="3.43302138886111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72" calcext:value-type="float">
            <text:p>272</text:p>
          </table:table-cell>
          <table:table-cell table:formula="of:=(8192/(2*[.A144]))" office:value-type="float" office:value="15.0588235294118" calcext:value-type="float">
            <text:p>15.06</text:p>
          </table:table-cell>
          <table:table-cell table:formula="of:=(([.B144]-(-35.11))/13.358)" office:value-type="float" office:value="3.7557136943713" calcext:value-type="float">
            <text:p>3.756</text:p>
          </table:table-cell>
          <table:table-cell table:style-name="ce3" table:formula="of:=([.C144]/0.0012207)" office:value-type="float" office:value="3076.68853475161" calcext:value-type="float">
            <text:p>3077</text:p>
          </table:table-cell>
          <table:table-cell table:formula="of:=([.D143]-[.D144])" office:value-type="float" office:value="3.4077785845306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73" calcext:value-type="float">
            <text:p>273</text:p>
          </table:table-cell>
          <table:table-cell table:formula="of:=(8192/(2*[.A145]))" office:value-type="float" office:value="15.003663003663" calcext:value-type="float">
            <text:p>15.00</text:p>
          </table:table-cell>
          <table:table-cell table:formula="of:=(([.B145]-(-35.11))/13.358)" office:value-type="float" office:value="3.75158429433021" calcext:value-type="float">
            <text:p>3.752</text:p>
          </table:table-cell>
          <table:table-cell table:style-name="ce3" table:formula="of:=([.C145]/0.0012207)" office:value-type="float" office:value="3073.30572157796" calcext:value-type="float">
            <text:p>3073</text:p>
          </table:table-cell>
          <table:table-cell table:formula="of:=([.D144]-[.D145])" office:value-type="float" office:value="3.38281317365545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74" calcext:value-type="float">
            <text:p>274</text:p>
          </table:table-cell>
          <table:table-cell table:formula="of:=(8192/(2*[.A146]))" office:value-type="float" office:value="14.9489051094891" calcext:value-type="float">
            <text:p>14.95</text:p>
          </table:table-cell>
          <table:table-cell table:formula="of:=(([.B146]-(-35.11))/13.358)" office:value-type="float" office:value="3.74748503589527" calcext:value-type="float">
            <text:p>3.747</text:p>
          </table:table-cell>
          <table:table-cell table:style-name="ce3" table:formula="of:=([.C146]/0.0012207)" office:value-type="float" office:value="3069.94760047126" calcext:value-type="float">
            <text:p>3070</text:p>
          </table:table-cell>
          <table:table-cell table:formula="of:=([.D145]-[.D146])" office:value-type="float" office:value="3.3581211066944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75" calcext:value-type="float">
            <text:p>275</text:p>
          </table:table-cell>
          <table:table-cell table:formula="of:=(8192/(2*[.A147]))" office:value-type="float" office:value="14.8945454545455" calcext:value-type="float">
            <text:p>14.89</text:p>
          </table:table-cell>
          <table:table-cell table:formula="of:=(([.B147]-(-35.11))/13.358)" office:value-type="float" office:value="3.74341559024895" calcext:value-type="float">
            <text:p>3.743</text:p>
          </table:table-cell>
          <table:table-cell table:style-name="ce3" table:formula="of:=([.C147]/0.0012207)" office:value-type="float" office:value="3066.61390206353" calcext:value-type="float">
            <text:p>3067</text:p>
          </table:table-cell>
          <table:table-cell table:formula="of:=([.D146]-[.D147])" office:value-type="float" office:value="3.33369840773685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76" calcext:value-type="float">
            <text:p>276</text:p>
          </table:table-cell>
          <table:table-cell table:formula="of:=(8192/(2*[.A148]))" office:value-type="float" office:value="14.8405797101449" calcext:value-type="float">
            <text:p>14.84</text:p>
          </table:table-cell>
          <table:table-cell table:formula="of:=(([.B148]-(-35.11))/13.358)" office:value-type="float" office:value="3.73937563333919" calcext:value-type="float">
            <text:p>3.739</text:p>
          </table:table-cell>
          <table:table-cell table:style-name="ce3" table:formula="of:=([.C148]/0.0012207)" office:value-type="float" office:value="3063.30436089063" calcext:value-type="float">
            <text:p>3063</text:p>
          </table:table-cell>
          <table:table-cell table:formula="of:=([.D147]-[.D148])" office:value-type="float" office:value="3.30954117289775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77" calcext:value-type="float">
            <text:p>277</text:p>
          </table:table-cell>
          <table:table-cell table:formula="of:=(8192/(2*[.A149]))" office:value-type="float" office:value="14.7870036101083" calcext:value-type="float">
            <text:p>14.79</text:p>
          </table:table-cell>
          <table:table-cell table:formula="of:=(([.B149]-(-35.11))/13.358)" office:value-type="float" office:value="3.7353648457934" calcext:value-type="float">
            <text:p>3.735</text:p>
          </table:table-cell>
          <table:table-cell table:style-name="ce3" table:formula="of:=([.C149]/0.0012207)" office:value-type="float" office:value="3060.01871532187" calcext:value-type="float">
            <text:p>3060</text:p>
          </table:table-cell>
          <table:table-cell table:formula="of:=([.D148]-[.D149])" office:value-type="float" office:value="3.28564556876199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78" calcext:value-type="float">
            <text:p>278</text:p>
          </table:table-cell>
          <table:table-cell table:formula="of:=(8192/(2*[.A150]))" office:value-type="float" office:value="14.7338129496403" calcext:value-type="float">
            <text:p>14.73</text:p>
          </table:table-cell>
          <table:table-cell table:formula="of:=(([.B150]-(-35.11))/13.358)" office:value-type="float" office:value="3.73138291283428" calcext:value-type="float">
            <text:p>3.731</text:p>
          </table:table-cell>
          <table:table-cell table:style-name="ce3" table:formula="of:=([.C150]/0.0012207)" office:value-type="float" office:value="3056.75670749101" calcext:value-type="float">
            <text:p>3057</text:p>
          </table:table-cell>
          <table:table-cell table:formula="of:=([.D149]-[.D150])" office:value-type="float" office:value="3.2620078308559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79" calcext:value-type="float">
            <text:p>279</text:p>
          </table:table-cell>
          <table:table-cell table:formula="of:=(8192/(2*[.A151]))" office:value-type="float" office:value="14.6810035842294" calcext:value-type="float">
            <text:p>14.68</text:p>
          </table:table-cell>
          <table:table-cell table:formula="of:=(([.B151]-(-35.11))/13.358)" office:value-type="float" office:value="3.72742952419744" calcext:value-type="float">
            <text:p>3.727</text:p>
          </table:table-cell>
          <table:table-cell table:style-name="ce3" table:formula="of:=([.C151]/0.0012207)" office:value-type="float" office:value="3053.51808322884" calcext:value-type="float">
            <text:p>3054</text:p>
          </table:table-cell>
          <table:table-cell table:formula="of:=([.D150]-[.D151])" office:value-type="float" office:value="3.2386242621769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80" calcext:value-type="float">
            <text:p>280</text:p>
          </table:table-cell>
          <table:table-cell table:formula="of:=(8192/(2*[.A152]))" office:value-type="float" office:value="14.6285714285714" calcext:value-type="float">
            <text:p>14.63</text:p>
          </table:table-cell>
          <table:table-cell table:formula="of:=(([.B152]-(-35.11))/13.358)" office:value-type="float" office:value="3.72350437405086" calcext:value-type="float">
            <text:p>3.724</text:p>
          </table:table-cell>
          <table:table-cell table:style-name="ce3" table:formula="of:=([.C152]/0.0012207)" office:value-type="float" office:value="3050.3025919971" calcext:value-type="float">
            <text:p>3050</text:p>
          </table:table-cell>
          <table:table-cell table:formula="of:=([.D151]-[.D152])" office:value-type="float" office:value="3.2154912317323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81" calcext:value-type="float">
            <text:p>281</text:p>
          </table:table-cell>
          <table:table-cell table:formula="of:=(8192/(2*[.A153]))" office:value-type="float" office:value="14.576512455516" calcext:value-type="float">
            <text:p>14.58</text:p>
          </table:table-cell>
          <table:table-cell table:formula="of:=(([.B153]-(-35.11))/13.358)" office:value-type="float" office:value="3.71960716091601" calcext:value-type="float">
            <text:p>3.720</text:p>
          </table:table-cell>
          <table:table-cell table:style-name="ce3" table:formula="of:=([.C153]/0.0012207)" office:value-type="float" office:value="3047.10998682396" calcext:value-type="float">
            <text:p>3047</text:p>
          </table:table-cell>
          <table:table-cell table:formula="of:=([.D152]-[.D153])" office:value-type="float" office:value="3.1926051731443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82" calcext:value-type="float">
            <text:p>282</text:p>
          </table:table-cell>
          <table:table-cell table:formula="of:=(8192/(2*[.A154]))" office:value-type="float" office:value="14.5248226950355" calcext:value-type="float">
            <text:p>14.52</text:p>
          </table:table-cell>
          <table:table-cell table:formula="of:=(([.B154]-(-35.11))/13.358)" office:value-type="float" office:value="3.71573758759062" calcext:value-type="float">
            <text:p>3.716</text:p>
          </table:table-cell>
          <table:table-cell table:style-name="ce3" table:formula="of:=([.C154]/0.0012207)" office:value-type="float" office:value="3043.9400242407" calcext:value-type="float">
            <text:p>3044</text:p>
          </table:table-cell>
          <table:table-cell table:formula="of:=([.D153]-[.D154])" office:value-type="float" office:value="3.16996258326299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83" calcext:value-type="float">
            <text:p>283</text:p>
          </table:table-cell>
          <table:table-cell table:formula="of:=(8192/(2*[.A155]))" office:value-type="float" office:value="14.4734982332155" calcext:value-type="float">
            <text:p>14.47</text:p>
          </table:table-cell>
          <table:table-cell table:formula="of:=(([.B155]-(-35.11))/13.358)" office:value-type="float" office:value="3.71189536107318" calcext:value-type="float">
            <text:p>3.712</text:p>
          </table:table-cell>
          <table:table-cell table:style-name="ce3" table:formula="of:=([.C155]/0.0012207)" office:value-type="float" office:value="3040.79246421986" calcext:value-type="float">
            <text:p>3041</text:p>
          </table:table-cell>
          <table:table-cell table:formula="of:=([.D154]-[.D155])" office:value-type="float" office:value="3.14756002083732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84" calcext:value-type="float">
            <text:p>284</text:p>
          </table:table-cell>
          <table:table-cell table:formula="of:=(8192/(2*[.A156]))" office:value-type="float" office:value="14.4225352112676" calcext:value-type="float">
            <text:p>14.42</text:p>
          </table:table-cell>
          <table:table-cell table:formula="of:=(([.B156]-(-35.11))/13.358)" office:value-type="float" office:value="3.70808019248897" calcext:value-type="float">
            <text:p>3.708</text:p>
          </table:table-cell>
          <table:table-cell table:style-name="ce3" table:formula="of:=([.C156]/0.0012207)" office:value-type="float" office:value="3037.66707011466" calcext:value-type="float">
            <text:p>3038</text:p>
          </table:table-cell>
          <table:table-cell table:formula="of:=([.D155]-[.D156])" office:value-type="float" office:value="3.1253941051977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85" calcext:value-type="float">
            <text:p>285</text:p>
          </table:table-cell>
          <table:table-cell table:formula="of:=(8192/(2*[.A157]))" office:value-type="float" office:value="14.3719298245614" calcext:value-type="float">
            <text:p>14.37</text:p>
          </table:table-cell>
          <table:table-cell table:formula="of:=(([.B157]-(-35.11))/13.358)" office:value-type="float" office:value="3.70429179701762" calcext:value-type="float">
            <text:p>3.704</text:p>
          </table:table-cell>
          <table:table-cell table:style-name="ce3" table:formula="of:=([.C157]/0.0012207)" office:value-type="float" office:value="3034.56360859967" calcext:value-type="float">
            <text:p>3035</text:p>
          </table:table-cell>
          <table:table-cell table:formula="of:=([.D156]-[.D157])" office:value-type="float" office:value="3.10346151498561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86" calcext:value-type="float">
            <text:p>286</text:p>
          </table:table-cell>
          <table:table-cell table:formula="of:=(8192/(2*[.A158]))" office:value-type="float" office:value="14.3216783216783" calcext:value-type="float">
            <text:p>14.32</text:p>
          </table:table-cell>
          <table:table-cell table:formula="of:=(([.B158]-(-35.11))/13.358)" office:value-type="float" office:value="3.7005298938223" calcext:value-type="float">
            <text:p>3.701</text:p>
          </table:table-cell>
          <table:table-cell table:style-name="ce3" table:formula="of:=([.C158]/0.0012207)" office:value-type="float" office:value="3031.48184961277" calcext:value-type="float">
            <text:p>3031</text:p>
          </table:table-cell>
          <table:table-cell table:formula="of:=([.D157]-[.D158])" office:value-type="float" office:value="3.08175898690934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87" calcext:value-type="float">
            <text:p>287</text:p>
          </table:table-cell>
          <table:table-cell table:formula="of:=(8192/(2*[.A159]))" office:value-type="float" office:value="14.2717770034843" calcext:value-type="float">
            <text:p>14.27</text:p>
          </table:table-cell>
          <table:table-cell table:formula="of:=(([.B159]-(-35.11))/13.358)" office:value-type="float" office:value="3.69679420598026" calcext:value-type="float">
            <text:p>3.697</text:p>
          </table:table-cell>
          <table:table-cell table:style-name="ce3" table:formula="of:=([.C159]/0.0012207)" office:value-type="float" office:value="3028.42156629824" calcext:value-type="float">
            <text:p>3028</text:p>
          </table:table-cell>
          <table:table-cell table:formula="of:=([.D158]-[.D159])" office:value-type="float" office:value="3.0602833145262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88" calcext:value-type="float">
            <text:p>288</text:p>
          </table:table-cell>
          <table:table-cell table:formula="of:=(8192/(2*[.A160]))" office:value-type="float" office:value="14.2222222222222" calcext:value-type="float">
            <text:p>14.22</text:p>
          </table:table-cell>
          <table:table-cell table:formula="of:=(([.B160]-(-35.11))/13.358)" office:value-type="float" office:value="3.6930844604149" calcext:value-type="float">
            <text:p>3.693</text:p>
          </table:table-cell>
          <table:table-cell table:style-name="ce3" table:formula="of:=([.C160]/0.0012207)" office:value-type="float" office:value="3025.38253495117" calcext:value-type="float">
            <text:p>3025</text:p>
          </table:table-cell>
          <table:table-cell table:formula="of:=([.D159]-[.D160])" office:value-type="float" office:value="3.03903134706434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89" calcext:value-type="float">
            <text:p>289</text:p>
          </table:table-cell>
          <table:table-cell table:formula="of:=(8192/(2*[.A161]))" office:value-type="float" office:value="14.1730103806228" calcext:value-type="float">
            <text:p>14.17</text:p>
          </table:table-cell>
          <table:table-cell table:formula="of:=(([.B161]-(-35.11))/13.358)" office:value-type="float" office:value="3.68940038782923" calcext:value-type="float">
            <text:p>3.689</text:p>
          </table:table-cell>
          <table:table-cell table:style-name="ce3" table:formula="of:=([.C161]/0.0012207)" office:value-type="float" office:value="3022.36453496291" calcext:value-type="float">
            <text:p>3022</text:p>
          </table:table-cell>
          <table:table-cell table:formula="of:=([.D160]-[.D161])" office:value-type="float" office:value="3.01799998826118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90" calcext:value-type="float">
            <text:p>290</text:p>
          </table:table-cell>
          <table:table-cell table:formula="of:=(8192/(2*[.A162]))" office:value-type="float" office:value="14.1241379310345" calcext:value-type="float">
            <text:p>14.12</text:p>
          </table:table-cell>
          <table:table-cell table:formula="of:=(([.B162]-(-35.11))/13.358)" office:value-type="float" office:value="3.6857417226407" calcext:value-type="float">
            <text:p>3.686</text:p>
          </table:table-cell>
          <table:table-cell table:style-name="ce3" table:formula="of:=([.C162]/0.0012207)" office:value-type="float" office:value="3019.36734876767" calcext:value-type="float">
            <text:p>3019</text:p>
          </table:table-cell>
          <table:table-cell table:formula="of:=([.D161]-[.D162])" office:value-type="float" office:value="2.9971861952385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91" calcext:value-type="float">
            <text:p>291</text:p>
          </table:table-cell>
          <table:table-cell table:formula="of:=(8192/(2*[.A163]))" office:value-type="float" office:value="14.0756013745704" calcext:value-type="float">
            <text:p>14.08</text:p>
          </table:table-cell>
          <table:table-cell table:formula="of:=(([.B163]-(-35.11))/13.358)" office:value-type="float" office:value="3.68210820291739" calcext:value-type="float">
            <text:p>3.682</text:p>
          </table:table-cell>
          <table:table-cell table:style-name="ce3" table:formula="of:=([.C163]/0.0012207)" office:value-type="float" office:value="3016.39076179027" calcext:value-type="float">
            <text:p>3016</text:p>
          </table:table-cell>
          <table:table-cell table:formula="of:=([.D162]-[.D163])" office:value-type="float" office:value="2.97658697740235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92" calcext:value-type="float">
            <text:p>292</text:p>
          </table:table-cell>
          <table:table-cell table:formula="of:=(8192/(2*[.A164]))" office:value-type="float" office:value="14.027397260274" calcext:value-type="float">
            <text:p>14.03</text:p>
          </table:table-cell>
          <table:table-cell table:formula="of:=(([.B164]-(-35.11))/13.358)" office:value-type="float" office:value="3.67849957031546" calcext:value-type="float">
            <text:p>3.678</text:p>
          </table:table-cell>
          <table:table-cell table:style-name="ce3" table:formula="of:=([.C164]/0.0012207)" office:value-type="float" office:value="3013.43456239491" calcext:value-type="float">
            <text:p>3013</text:p>
          </table:table-cell>
          <table:table-cell table:formula="of:=([.D163]-[.D164])" office:value-type="float" office:value="2.95619939536482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93" calcext:value-type="float">
            <text:p>293</text:p>
          </table:table-cell>
          <table:table-cell table:formula="of:=(8192/(2*[.A165]))" office:value-type="float" office:value="13.9795221843003" calcext:value-type="float">
            <text:p>13.98</text:p>
          </table:table-cell>
          <table:table-cell table:formula="of:=(([.B165]-(-35.11))/13.358)" office:value-type="float" office:value="3.67491557001799" calcext:value-type="float">
            <text:p>3.675</text:p>
          </table:table-cell>
          <table:table-cell table:style-name="ce3" table:formula="of:=([.C165]/0.0012207)" office:value-type="float" office:value="3010.49854183501" calcext:value-type="float">
            <text:p>3010</text:p>
          </table:table-cell>
          <table:table-cell table:formula="of:=([.D164]-[.D165])" office:value-type="float" office:value="2.93602055990141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94" calcext:value-type="float">
            <text:p>294</text:p>
          </table:table-cell>
          <table:table-cell table:formula="of:=(8192/(2*[.A166]))" office:value-type="float" office:value="13.9319727891156" calcext:value-type="float">
            <text:p>13.93</text:p>
          </table:table-cell>
          <table:table-cell table:formula="of:=(([.B166]-(-35.11))/13.358)" office:value-type="float" office:value="3.67135595067492" calcext:value-type="float">
            <text:p>3.671</text:p>
          </table:table-cell>
          <table:table-cell table:style-name="ce3" table:formula="of:=([.C166]/0.0012207)" office:value-type="float" office:value="3007.58249420408" calcext:value-type="float">
            <text:p>3008</text:p>
          </table:table-cell>
          <table:table-cell table:formula="of:=([.D165]-[.D166])" office:value-type="float" office:value="2.91604763092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95" calcext:value-type="float">
            <text:p>295</text:p>
          </table:table-cell>
          <table:table-cell table:formula="of:=(8192/(2*[.A167]))" office:value-type="float" office:value="13.8847457627119" calcext:value-type="float">
            <text:p>13.88</text:p>
          </table:table-cell>
          <table:table-cell table:formula="of:=(([.B167]-(-35.11))/13.358)" office:value-type="float" office:value="3.66782046434435" calcext:value-type="float">
            <text:p>3.668</text:p>
          </table:table-cell>
          <table:table-cell table:style-name="ce3" table:formula="of:=([.C167]/0.0012207)" office:value-type="float" office:value="3004.68621638761" calcext:value-type="float">
            <text:p>3005</text:p>
          </table:table-cell>
          <table:table-cell table:formula="of:=([.D166]-[.D167])" office:value-type="float" office:value="2.8962778164759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96" calcext:value-type="float">
            <text:p>296</text:p>
          </table:table-cell>
          <table:table-cell table:formula="of:=(8192/(2*[.A168]))" office:value-type="float" office:value="13.8378378378378" calcext:value-type="float">
            <text:p>13.84</text:p>
          </table:table-cell>
          <table:table-cell table:formula="of:=(([.B168]-(-35.11))/13.358)" office:value-type="float" office:value="3.66430886643493" calcext:value-type="float">
            <text:p>3.664</text:p>
          </table:table-cell>
          <table:table-cell table:style-name="ce3" table:formula="of:=([.C168]/0.0012207)" office:value-type="float" office:value="3001.80950801584" calcext:value-type="float">
            <text:p>3002</text:p>
          </table:table-cell>
          <table:table-cell table:formula="of:=([.D167]-[.D168])" office:value-type="float" office:value="2.87670837176938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97" calcext:value-type="float">
            <text:p>297</text:p>
          </table:table-cell>
          <table:table-cell table:formula="of:=(8192/(2*[.A169]))" office:value-type="float" office:value="13.7912457912458" calcext:value-type="float">
            <text:p>13.79</text:p>
          </table:table-cell>
          <table:table-cell table:formula="of:=(([.B169]-(-35.11))/13.358)" office:value-type="float" office:value="3.66082091564948" calcext:value-type="float">
            <text:p>3.661</text:p>
          </table:table-cell>
          <table:table-cell table:style-name="ce3" table:formula="of:=([.C169]/0.0012207)" office:value-type="float" office:value="2998.95217141762" calcext:value-type="float">
            <text:p>2999</text:p>
          </table:table-cell>
          <table:table-cell table:formula="of:=([.D168]-[.D169])" office:value-type="float" office:value="2.8573365982229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98" calcext:value-type="float">
            <text:p>298</text:p>
          </table:table-cell>
          <table:table-cell table:formula="of:=(8192/(2*[.A170]))" office:value-type="float" office:value="13.744966442953" calcext:value-type="float">
            <text:p>13.74</text:p>
          </table:table-cell>
          <table:table-cell table:formula="of:=(([.B170]-(-35.11))/13.358)" office:value-type="float" office:value="3.65735637392971" calcext:value-type="float">
            <text:p>3.657</text:p>
          </table:table-cell>
          <table:table-cell table:style-name="ce3" table:formula="of:=([.C170]/0.0012207)" office:value-type="float" office:value="2996.11401157509" calcext:value-type="float">
            <text:p>2996</text:p>
          </table:table-cell>
          <table:table-cell table:formula="of:=([.D169]-[.D170])" office:value-type="float" office:value="2.83815984252988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99" calcext:value-type="float">
            <text:p>299</text:p>
          </table:table-cell>
          <table:table-cell table:formula="of:=(8192/(2*[.A171]))" office:value-type="float" office:value="13.6989966555184" calcext:value-type="float">
            <text:p>13.70</text:p>
          </table:table-cell>
          <table:table-cell table:formula="of:=(([.B171]-(-35.11))/13.358)" office:value-type="float" office:value="3.65391500640204" calcext:value-type="float">
            <text:p>3.654</text:p>
          </table:table-cell>
          <table:table-cell table:style-name="ce3" table:formula="of:=([.C171]/0.0012207)" office:value-type="float" office:value="2993.29483607933" calcext:value-type="float">
            <text:p>2993</text:p>
          </table:table-cell>
          <table:table-cell table:formula="of:=([.D170]-[.D171])" office:value-type="float" office:value="2.8191754957574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300" calcext:value-type="float">
            <text:p>300</text:p>
          </table:table-cell>
          <table:table-cell table:formula="of:=(8192/(2*[.A172]))" office:value-type="float" office:value="13.6533333333333" calcext:value-type="float">
            <text:p>13.65</text:p>
          </table:table-cell>
          <table:table-cell table:formula="of:=(([.B172]-(-35.11))/13.358)" office:value-type="float" office:value="3.65049658132455" calcext:value-type="float">
            <text:p>3.650</text:p>
          </table:table-cell>
          <table:table-cell table:style-name="ce3" table:formula="of:=([.C172]/0.0012207)" office:value-type="float" office:value="2990.49445508688" calcext:value-type="float">
            <text:p>2990</text:p>
          </table:table-cell>
          <table:table-cell table:formula="of:=([.D171]-[.D172])" office:value-type="float" office:value="2.8003809924516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301" calcext:value-type="float">
            <text:p>301</text:p>
          </table:table-cell>
          <table:table-cell table:formula="of:=(8192/(2*[.A173]))" office:value-type="float" office:value="13.6079734219269" calcext:value-type="float">
            <text:p>13.61</text:p>
          </table:table-cell>
          <table:table-cell table:formula="of:=(([.B173]-(-35.11))/13.358)" office:value-type="float" office:value="3.64710087003495" calcext:value-type="float">
            <text:p>3.647</text:p>
          </table:table-cell>
          <table:table-cell table:style-name="ce3" table:formula="of:=([.C173]/0.0012207)" office:value-type="float" office:value="2987.7126812771" calcext:value-type="float">
            <text:p>2988</text:p>
          </table:table-cell>
          <table:table-cell table:formula="of:=([.D172]-[.D173])" office:value-type="float" office:value="2.7817738097778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302" calcext:value-type="float">
            <text:p>302</text:p>
          </table:table-cell>
          <table:table-cell table:formula="of:=(8192/(2*[.A174]))" office:value-type="float" office:value="13.5629139072848" calcext:value-type="float">
            <text:p>13.56</text:p>
          </table:table-cell>
          <table:table-cell table:formula="of:=(([.B174]-(-35.11))/13.358)" office:value-type="float" office:value="3.64372764689959" calcext:value-type="float">
            <text:p>3.644</text:p>
          </table:table-cell>
          <table:table-cell table:style-name="ce3" table:formula="of:=([.C174]/0.0012207)" office:value-type="float" office:value="2984.94932981043" calcext:value-type="float">
            <text:p>2985</text:p>
          </table:table-cell>
          <table:table-cell table:formula="of:=([.D173]-[.D174])" office:value-type="float" office:value="2.76335146666725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303" calcext:value-type="float">
            <text:p>303</text:p>
          </table:table-cell>
          <table:table-cell table:formula="of:=(8192/(2*[.A175]))" office:value-type="float" office:value="13.5181518151815" calcext:value-type="float">
            <text:p>13.52</text:p>
          </table:table-cell>
          <table:table-cell table:formula="of:=(([.B175]-(-35.11))/13.358)" office:value-type="float" office:value="3.64037668926348" calcext:value-type="float">
            <text:p>3.640</text:p>
          </table:table-cell>
          <table:table-cell table:style-name="ce3" table:formula="of:=([.C175]/0.0012207)" office:value-type="float" office:value="2982.20421828744" calcext:value-type="float">
            <text:p>2982</text:p>
          </table:table-cell>
          <table:table-cell table:formula="of:=([.D174]-[.D175])" office:value-type="float" office:value="2.74511152299237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304" calcext:value-type="float">
            <text:p>304</text:p>
          </table:table-cell>
          <table:table-cell table:formula="of:=(8192/(2*[.A176]))" office:value-type="float" office:value="13.4736842105263" calcext:value-type="float">
            <text:p>13.47</text:p>
          </table:table-cell>
          <table:table-cell table:formula="of:=(([.B176]-(-35.11))/13.358)" office:value-type="float" office:value="3.63704777740128" calcext:value-type="float">
            <text:p>3.637</text:p>
          </table:table-cell>
          <table:table-cell table:style-name="ce3" table:formula="of:=([.C176]/0.0012207)" office:value-type="float" office:value="2979.47716670868" calcext:value-type="float">
            <text:p>2979</text:p>
          </table:table-cell>
          <table:table-cell table:formula="of:=([.D175]-[.D176])" office:value-type="float" office:value="2.7270515787622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305" calcext:value-type="float">
            <text:p>305</text:p>
          </table:table-cell>
          <table:table-cell table:formula="of:=(8192/(2*[.A177]))" office:value-type="float" office:value="13.4295081967213" calcext:value-type="float">
            <text:p>13.43</text:p>
          </table:table-cell>
          <table:table-cell table:formula="of:=(([.B177]-(-35.11))/13.358)" office:value-type="float" office:value="3.63374069446933" calcext:value-type="float">
            <text:p>3.634</text:p>
          </table:table-cell>
          <table:table-cell table:style-name="ce3" table:formula="of:=([.C177]/0.0012207)" office:value-type="float" office:value="2976.76799743535" calcext:value-type="float">
            <text:p>2977</text:p>
          </table:table-cell>
          <table:table-cell table:formula="of:=([.D176]-[.D177])" office:value-type="float" office:value="2.70916927332792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306" calcext:value-type="float">
            <text:p>306</text:p>
          </table:table-cell>
          <table:table-cell table:formula="of:=(8192/(2*[.A178]))" office:value-type="float" office:value="13.3856209150327" calcext:value-type="float">
            <text:p>13.39</text:p>
          </table:table-cell>
          <table:table-cell table:formula="of:=(([.B178]-(-35.11))/13.358)" office:value-type="float" office:value="3.6304552264585" calcext:value-type="float">
            <text:p>3.630</text:p>
          </table:table-cell>
          <table:table-cell table:style-name="ce3" table:formula="of:=([.C178]/0.0012207)" office:value-type="float" office:value="2974.07653515074" calcext:value-type="float">
            <text:p>2974</text:p>
          </table:table-cell>
          <table:table-cell table:formula="of:=([.D177]-[.D178])" office:value-type="float" office:value="2.69146228461295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307" calcext:value-type="float">
            <text:p>307</text:p>
          </table:table-cell>
          <table:table-cell table:formula="of:=(8192/(2*[.A179]))" office:value-type="float" office:value="13.3420195439739" calcext:value-type="float">
            <text:p>13.34</text:p>
          </table:table-cell>
          <table:table-cell table:formula="of:=(([.B179]-(-35.11))/13.358)" office:value-type="float" office:value="3.62719116214807" calcext:value-type="float">
            <text:p>3.627</text:p>
          </table:table-cell>
          <table:table-cell table:style-name="ce3" table:formula="of:=([.C179]/0.0012207)" office:value-type="float" office:value="2971.40260682237" calcext:value-type="float">
            <text:p>2971</text:p>
          </table:table-cell>
          <table:table-cell table:formula="of:=([.D178]-[.D179])" office:value-type="float" office:value="2.67392832836185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308" calcext:value-type="float">
            <text:p>308</text:p>
          </table:table-cell>
          <table:table-cell table:formula="of:=(8192/(2*[.A180]))" office:value-type="float" office:value="13.2987012987013" calcext:value-type="float">
            <text:p>13.30</text:p>
          </table:table-cell>
          <table:table-cell table:formula="of:=(([.B180]-(-35.11))/13.358)" office:value-type="float" office:value="3.62394829306044" calcext:value-type="float">
            <text:p>3.624</text:p>
          </table:table-cell>
          <table:table-cell table:style-name="ce3" table:formula="of:=([.C180]/0.0012207)" office:value-type="float" office:value="2968.74604166498" calcext:value-type="float">
            <text:p>2969</text:p>
          </table:table-cell>
          <table:table-cell table:formula="of:=([.D179]-[.D180])" office:value-type="float" office:value="2.65656515739784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309" calcext:value-type="float">
            <text:p>309</text:p>
          </table:table-cell>
          <table:table-cell table:formula="of:=(8192/(2*[.A181]))" office:value-type="float" office:value="13.2556634304207" calcext:value-type="float">
            <text:p>13.26</text:p>
          </table:table-cell>
          <table:table-cell table:formula="of:=(([.B181]-(-35.11))/13.358)" office:value-type="float" office:value="3.62072641341673" calcext:value-type="float">
            <text:p>3.621</text:p>
          </table:table-cell>
          <table:table-cell table:style-name="ce3" table:formula="of:=([.C181]/0.0012207)" office:value-type="float" office:value="2966.10667110407" calcext:value-type="float">
            <text:p>2966</text:p>
          </table:table-cell>
          <table:table-cell table:formula="of:=([.D180]-[.D181])" office:value-type="float" office:value="2.63937056091072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310" calcext:value-type="float">
            <text:p>310</text:p>
          </table:table-cell>
          <table:table-cell table:formula="of:=(8192/(2*[.A182]))" office:value-type="float" office:value="13.2129032258065" calcext:value-type="float">
            <text:p>13.21</text:p>
          </table:table-cell>
          <table:table-cell table:formula="of:=(([.B182]-(-35.11))/13.358)" office:value-type="float" office:value="3.61752532009331" calcext:value-type="float">
            <text:p>3.618</text:p>
          </table:table-cell>
          <table:table-cell table:style-name="ce3" table:formula="of:=([.C182]/0.0012207)" office:value-type="float" office:value="2963.48432874032" calcext:value-type="float">
            <text:p>2963</text:p>
          </table:table-cell>
          <table:table-cell table:formula="of:=([.D181]-[.D182])" office:value-type="float" office:value="2.62234236374297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311" calcext:value-type="float">
            <text:p>311</text:p>
          </table:table-cell>
          <table:table-cell table:formula="of:=(8192/(2*[.A183]))" office:value-type="float" office:value="13.1704180064309" calcext:value-type="float">
            <text:p>13.17</text:p>
          </table:table-cell>
          <table:table-cell table:formula="of:=(([.B183]-(-35.11))/13.358)" office:value-type="float" office:value="3.61434481257904" calcext:value-type="float">
            <text:p>3.614</text:p>
          </table:table-cell>
          <table:table-cell table:style-name="ce3" table:formula="of:=([.C183]/0.0012207)" office:value-type="float" office:value="2960.87885031461" calcext:value-type="float">
            <text:p>2961</text:p>
          </table:table-cell>
          <table:table-cell table:formula="of:=([.D182]-[.D183])" office:value-type="float" office:value="2.60547842571259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312" calcext:value-type="float">
            <text:p>312</text:p>
          </table:table-cell>
          <table:table-cell table:formula="of:=(8192/(2*[.A184]))" office:value-type="float" office:value="13.1282051282051" calcext:value-type="float">
            <text:p>13.13</text:p>
          </table:table-cell>
          <table:table-cell table:formula="of:=(([.B184]-(-35.11))/13.358)" office:value-type="float" office:value="3.61118469293346" calcext:value-type="float">
            <text:p>3.611</text:p>
          </table:table-cell>
          <table:table-cell table:style-name="ce3" table:formula="of:=([.C184]/0.0012207)" office:value-type="float" office:value="2958.29007367368" calcext:value-type="float">
            <text:p>2958</text:p>
          </table:table-cell>
          <table:table-cell table:formula="of:=([.D183]-[.D184])" office:value-type="float" office:value="2.58877664093279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313" calcext:value-type="float">
            <text:p>313</text:p>
          </table:table-cell>
          <table:table-cell table:formula="of:=(8192/(2*[.A185]))" office:value-type="float" office:value="13.0862619808307" calcext:value-type="float">
            <text:p>13.09</text:p>
          </table:table-cell>
          <table:table-cell table:formula="of:=(([.B185]-(-35.11))/13.358)" office:value-type="float" office:value="3.60804476574567" calcext:value-type="float">
            <text:p>3.608</text:p>
          </table:table-cell>
          <table:table-cell table:style-name="ce3" table:formula="of:=([.C185]/0.0012207)" office:value-type="float" office:value="2955.71783873652" calcext:value-type="float">
            <text:p>2956</text:p>
          </table:table-cell>
          <table:table-cell table:formula="of:=([.D184]-[.D185])" office:value-type="float" office:value="2.57223493715628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314" calcext:value-type="float">
            <text:p>314</text:p>
          </table:table-cell>
          <table:table-cell table:formula="of:=(8192/(2*[.A186]))" office:value-type="float" office:value="13.0445859872611" calcext:value-type="float">
            <text:p>13.04</text:p>
          </table:table-cell>
          <table:table-cell table:formula="of:=(([.B186]-(-35.11))/13.358)" office:value-type="float" office:value="3.60492483809411" calcext:value-type="float">
            <text:p>3.605</text:p>
          </table:table-cell>
          <table:table-cell table:style-name="ce3" table:formula="of:=([.C186]/0.0012207)" office:value-type="float" office:value="2953.16198746138" calcext:value-type="float">
            <text:p>2953</text:p>
          </table:table-cell>
          <table:table-cell table:formula="of:=([.D185]-[.D186])" office:value-type="float" office:value="2.55585127513632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315" calcext:value-type="float">
            <text:p>315</text:p>
          </table:table-cell>
          <table:table-cell table:formula="of:=(8192/(2*[.A187]))" office:value-type="float" office:value="13.0031746031746" calcext:value-type="float">
            <text:p>13.00</text:p>
          </table:table-cell>
          <table:table-cell table:formula="of:=(([.B187]-(-35.11))/13.358)" office:value-type="float" office:value="3.60182471950701" calcext:value-type="float">
            <text:p>3.602</text:p>
          </table:table-cell>
          <table:table-cell table:style-name="ce3" table:formula="of:=([.C187]/0.0012207)" office:value-type="float" office:value="2950.62236381339" calcext:value-type="float">
            <text:p>2951</text:p>
          </table:table-cell>
          <table:table-cell table:formula="of:=([.D186]-[.D187])" office:value-type="float" office:value="2.53962364799281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316" calcext:value-type="float">
            <text:p>316</text:p>
          </table:table-cell>
          <table:table-cell table:formula="of:=(8192/(2*[.A188]))" office:value-type="float" office:value="12.9620253164557" calcext:value-type="float">
            <text:p>12.96</text:p>
          </table:table-cell>
          <table:table-cell table:formula="of:=(([.B188]-(-35.11))/13.358)" office:value-type="float" office:value="3.59874422192362" calcext:value-type="float">
            <text:p>3.599</text:p>
          </table:table-cell>
          <table:table-cell table:style-name="ce3" table:formula="of:=([.C188]/0.0012207)" office:value-type="float" office:value="2948.09881373279" calcext:value-type="float">
            <text:p>2948</text:p>
          </table:table-cell>
          <table:table-cell table:formula="of:=([.D187]-[.D188])" office:value-type="float" office:value="2.52355008060022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317" calcext:value-type="float">
            <text:p>317</text:p>
          </table:table-cell>
          <table:table-cell table:formula="of:=(8192/(2*[.A189]))" office:value-type="float" office:value="12.9211356466877" calcext:value-type="float">
            <text:p>12.92</text:p>
          </table:table-cell>
          <table:table-cell table:formula="of:=(([.B189]-(-35.11))/13.358)" office:value-type="float" office:value="3.59568315965621" calcext:value-type="float">
            <text:p>3.596</text:p>
          </table:table-cell>
          <table:table-cell table:style-name="ce3" table:formula="of:=([.C189]/0.0012207)" office:value-type="float" office:value="2945.5911851038" calcext:value-type="float">
            <text:p>2946</text:p>
          </table:table-cell>
          <table:table-cell table:formula="of:=([.D188]-[.D189])" office:value-type="float" office:value="2.5076286289877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318" calcext:value-type="float">
            <text:p>318</text:p>
          </table:table-cell>
          <table:table-cell table:formula="of:=(8192/(2*[.A190]))" office:value-type="float" office:value="12.8805031446541" calcext:value-type="float">
            <text:p>12.88</text:p>
          </table:table-cell>
          <table:table-cell table:formula="of:=(([.B190]-(-35.11))/13.358)" office:value-type="float" office:value="3.59264134935275" calcext:value-type="float">
            <text:p>3.593</text:p>
          </table:table-cell>
          <table:table-cell table:style-name="ce3" table:formula="of:=([.C190]/0.0012207)" office:value-type="float" office:value="2943.09932772405" calcext:value-type="float">
            <text:p>2943</text:p>
          </table:table-cell>
          <table:table-cell table:formula="of:=([.D189]-[.D190])" office:value-type="float" office:value="2.49185737974858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19" calcext:value-type="float">
            <text:p>319</text:p>
          </table:table-cell>
          <table:table-cell table:formula="of:=(8192/(2*[.A191]))" office:value-type="float" office:value="12.8401253918495" calcext:value-type="float">
            <text:p>12.84</text:p>
          </table:table-cell>
          <table:table-cell table:formula="of:=(([.B191]-(-35.11))/13.358)" office:value-type="float" office:value="3.58961860996029" calcext:value-type="float">
            <text:p>3.590</text:p>
          </table:table-cell>
          <table:table-cell table:style-name="ce3" table:formula="of:=([.C191]/0.0012207)" office:value-type="float" office:value="2940.62309327459" calcext:value-type="float">
            <text:p>2941</text:p>
          </table:table-cell>
          <table:table-cell table:formula="of:=([.D190]-[.D191])" office:value-type="float" office:value="2.47623444946839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20" calcext:value-type="float">
            <text:p>320</text:p>
          </table:table-cell>
          <table:table-cell table:formula="of:=(8192/(2*[.A192]))" office:value-type="float" office:value="12.8" calcext:value-type="float">
            <text:p>12.80</text:p>
          </table:table-cell>
          <table:table-cell table:formula="of:=(([.B192]-(-35.11))/13.358)" office:value-type="float" office:value="3.58661476268902" calcext:value-type="float">
            <text:p>3.587</text:p>
          </table:table-cell>
          <table:table-cell table:style-name="ce3" table:formula="of:=([.C192]/0.0012207)" office:value-type="float" office:value="2938.16233529043" calcext:value-type="float">
            <text:p>2938</text:p>
          </table:table-cell>
          <table:table-cell table:formula="of:=([.D191]-[.D192])" office:value-type="float" office:value="2.46075798415904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21" calcext:value-type="float">
            <text:p>321</text:p>
          </table:table-cell>
          <table:table-cell table:formula="of:=(8192/(2*[.A193]))" office:value-type="float" office:value="12.7601246105919" calcext:value-type="float">
            <text:p>12.76</text:p>
          </table:table-cell>
          <table:table-cell table:formula="of:=(([.B193]-(-35.11))/13.358)" office:value-type="float" office:value="3.58362963097708" calcext:value-type="float">
            <text:p>3.584</text:p>
          </table:table-cell>
          <table:table-cell table:style-name="ce3" table:formula="of:=([.C193]/0.0012207)" office:value-type="float" office:value="2935.71690913172" calcext:value-type="float">
            <text:p>2936</text:p>
          </table:table-cell>
          <table:table-cell table:formula="of:=([.D192]-[.D193])" office:value-type="float" office:value="2.44542615871205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22" calcext:value-type="float">
            <text:p>322</text:p>
          </table:table-cell>
          <table:table-cell table:formula="of:=(8192/(2*[.A194]))" office:value-type="float" office:value="12.7204968944099" calcext:value-type="float">
            <text:p>12.72</text:p>
          </table:table-cell>
          <table:table-cell table:formula="of:=(([.B194]-(-35.11))/13.358)" office:value-type="float" office:value="3.5806630404559" calcext:value-type="float">
            <text:p>3.581</text:p>
          </table:table-cell>
          <table:table-cell table:style-name="ce3" table:formula="of:=([.C194]/0.0012207)" office:value-type="float" office:value="2933.28667195535" calcext:value-type="float">
            <text:p>2933</text:p>
          </table:table-cell>
          <table:table-cell table:formula="of:=([.D193]-[.D194])" office:value-type="float" office:value="2.43023717636061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23" calcext:value-type="float">
            <text:p>323</text:p>
          </table:table-cell>
          <table:table-cell table:formula="of:=(8192/(2*[.A195]))" office:value-type="float" office:value="12.6811145510836" calcext:value-type="float">
            <text:p>12.68</text:p>
          </table:table-cell>
          <table:table-cell table:formula="of:=(([.B195]-(-35.11))/13.358)" office:value-type="float" office:value="3.57771481891627" calcext:value-type="float">
            <text:p>3.578</text:p>
          </table:table-cell>
          <table:table-cell table:style-name="ce3" table:formula="of:=([.C195]/0.0012207)" office:value-type="float" office:value="2930.87148268721" calcext:value-type="float">
            <text:p>2931</text:p>
          </table:table-cell>
          <table:table-cell table:formula="of:=([.D194]-[.D195])" office:value-type="float" office:value="2.41518926814706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24" calcext:value-type="float">
            <text:p>324</text:p>
          </table:table-cell>
          <table:table-cell table:formula="of:=(8192/(2*[.A196]))" office:value-type="float" office:value="12.641975308642" calcext:value-type="float">
            <text:p>12.64</text:p>
          </table:table-cell>
          <table:table-cell table:formula="of:=(([.B196]-(-35.11))/13.358)" office:value-type="float" office:value="3.57478479627504" calcext:value-type="float">
            <text:p>3.575</text:p>
          </table:table-cell>
          <table:table-cell table:style-name="ce3" table:formula="of:=([.C196]/0.0012207)" office:value-type="float" office:value="2928.47120199479" calcext:value-type="float">
            <text:p>2928</text:p>
          </table:table-cell>
          <table:table-cell table:formula="of:=([.D195]-[.D196])" office:value-type="float" office:value="2.4002806924186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25" calcext:value-type="float">
            <text:p>325</text:p>
          </table:table-cell>
          <table:table-cell table:formula="of:=(8192/(2*[.A197]))" office:value-type="float" office:value="12.6030769230769" calcext:value-type="float">
            <text:p>12.60</text:p>
          </table:table-cell>
          <table:table-cell table:formula="of:=(([.B197]-(-35.11))/13.358)" office:value-type="float" office:value="3.57187280454237" calcext:value-type="float">
            <text:p>3.572</text:p>
          </table:table-cell>
          <table:table-cell table:style-name="ce3" table:formula="of:=([.C197]/0.0012207)" office:value-type="float" office:value="2926.08569226048" calcext:value-type="float">
            <text:p>2926</text:p>
          </table:table-cell>
          <table:table-cell table:formula="of:=([.D196]-[.D197])" office:value-type="float" office:value="2.38550973431074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26" calcext:value-type="float">
            <text:p>326</text:p>
          </table:table-cell>
          <table:table-cell table:formula="of:=(8192/(2*[.A198]))" office:value-type="float" office:value="12.5644171779141" calcext:value-type="float">
            <text:p>12.56</text:p>
          </table:table-cell>
          <table:table-cell table:formula="of:=(([.B198]-(-35.11))/13.358)" office:value-type="float" office:value="3.56897867778965" calcext:value-type="float">
            <text:p>3.569</text:p>
          </table:table-cell>
          <table:table-cell table:style-name="ce3" table:formula="of:=([.C198]/0.0012207)" office:value-type="float" office:value="2923.71481755521" calcext:value-type="float">
            <text:p>2924</text:p>
          </table:table-cell>
          <table:table-cell table:formula="of:=([.D197]-[.D198])" office:value-type="float" office:value="2.37087470526649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27" calcext:value-type="float">
            <text:p>327</text:p>
          </table:table-cell>
          <table:table-cell table:formula="of:=(8192/(2*[.A199]))" office:value-type="float" office:value="12.525993883792" calcext:value-type="float">
            <text:p>12.53</text:p>
          </table:table-cell>
          <table:table-cell table:formula="of:=(([.B199]-(-35.11))/13.358)" office:value-type="float" office:value="3.56610225211798" calcext:value-type="float">
            <text:p>3.566</text:p>
          </table:table-cell>
          <table:table-cell table:style-name="ce3" table:formula="of:=([.C199]/0.0012207)" office:value-type="float" office:value="2921.35844361267" calcext:value-type="float">
            <text:p>2921</text:p>
          </table:table-cell>
          <table:table-cell table:formula="of:=([.D198]-[.D199])" office:value-type="float" office:value="2.35637394254263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28" calcext:value-type="float">
            <text:p>328</text:p>
          </table:table-cell>
          <table:table-cell table:formula="of:=(8192/(2*[.A200]))" office:value-type="float" office:value="12.4878048780488" calcext:value-type="float">
            <text:p>12.49</text:p>
          </table:table-cell>
          <table:table-cell table:formula="of:=(([.B200]-(-35.11))/13.358)" office:value-type="float" office:value="3.56324336562725" calcext:value-type="float">
            <text:p>3.563</text:p>
          </table:table-cell>
          <table:table-cell table:style-name="ce3" table:formula="of:=([.C200]/0.0012207)" office:value-type="float" office:value="2919.01643780392" calcext:value-type="float">
            <text:p>2919</text:p>
          </table:table-cell>
          <table:table-cell table:formula="of:=([.D199]-[.D200])" office:value-type="float" office:value="2.3420058087472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29" calcext:value-type="float">
            <text:p>329</text:p>
          </table:table-cell>
          <table:table-cell table:formula="of:=(8192/(2*[.A201]))" office:value-type="float" office:value="12.4498480243161" calcext:value-type="float">
            <text:p>12.45</text:p>
          </table:table-cell>
          <table:table-cell table:formula="of:=(([.B201]-(-35.11))/13.358)" office:value-type="float" office:value="3.56040185838569" calcext:value-type="float">
            <text:p>3.560</text:p>
          </table:table-cell>
          <table:table-cell table:style-name="ce3" table:formula="of:=([.C201]/0.0012207)" office:value-type="float" office:value="2916.68866911255" calcext:value-type="float">
            <text:p>2917</text:p>
          </table:table-cell>
          <table:table-cell table:formula="of:=([.D200]-[.D201])" office:value-type="float" office:value="2.32776869136796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30" calcext:value-type="float">
            <text:p>330</text:p>
          </table:table-cell>
          <table:table-cell table:formula="of:=(8192/(2*[.A202]))" office:value-type="float" office:value="12.4121212121212" calcext:value-type="float">
            <text:p>12.41</text:p>
          </table:table-cell>
          <table:table-cell table:formula="of:=(([.B202]-(-35.11))/13.358)" office:value-type="float" office:value="3.55757757240015" calcext:value-type="float">
            <text:p>3.558</text:p>
          </table:table-cell>
          <table:table-cell table:style-name="ce3" table:formula="of:=([.C202]/0.0012207)" office:value-type="float" office:value="2914.37500811022" calcext:value-type="float">
            <text:p>2914</text:p>
          </table:table-cell>
          <table:table-cell table:formula="of:=([.D201]-[.D202])" office:value-type="float" office:value="2.31366100232981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31" calcext:value-type="float">
            <text:p>331</text:p>
          </table:table-cell>
          <table:table-cell table:formula="of:=(8192/(2*[.A203]))" office:value-type="float" office:value="12.3746223564955" calcext:value-type="float">
            <text:p>12.37</text:p>
          </table:table-cell>
          <table:table-cell table:formula="of:=(([.B203]-(-35.11))/13.358)" office:value-type="float" office:value="3.55477035158672" calcext:value-type="float">
            <text:p>3.555</text:p>
          </table:table-cell>
          <table:table-cell table:style-name="ce3" table:formula="of:=([.C203]/0.0012207)" office:value-type="float" office:value="2912.07532693268" calcext:value-type="float">
            <text:p>2912</text:p>
          </table:table-cell>
          <table:table-cell table:formula="of:=([.D202]-[.D203])" office:value-type="float" office:value="2.29968117754288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32" calcext:value-type="float">
            <text:p>332</text:p>
          </table:table-cell>
          <table:table-cell table:formula="of:=(8192/(2*[.A204]))" office:value-type="float" office:value="12.3373493975904" calcext:value-type="float">
            <text:p>12.34</text:p>
          </table:table-cell>
          <table:table-cell table:formula="of:=(([.B204]-(-35.11))/13.358)" office:value-type="float" office:value="3.55198004174205" calcext:value-type="float">
            <text:p>3.552</text:p>
          </table:table-cell>
          <table:table-cell table:style-name="ce3" table:formula="of:=([.C204]/0.0012207)" office:value-type="float" office:value="2909.78949925621" calcext:value-type="float">
            <text:p>2910</text:p>
          </table:table-cell>
          <table:table-cell table:formula="of:=([.D203]-[.D204])" office:value-type="float" office:value="2.28582767647276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33" calcext:value-type="float">
            <text:p>333</text:p>
          </table:table-cell>
          <table:table-cell table:formula="of:=(8192/(2*[.A205]))" office:value-type="float" office:value="12.3003003003003" calcext:value-type="float">
            <text:p>12.30</text:p>
          </table:table-cell>
          <table:table-cell table:formula="of:=(([.B205]-(-35.11))/13.358)" office:value-type="float" office:value="3.54920649051507" calcext:value-type="float">
            <text:p>3.549</text:p>
          </table:table-cell>
          <table:table-cell table:style-name="ce3" table:formula="of:=([.C205]/0.0012207)" office:value-type="float" office:value="2907.51740027449" calcext:value-type="float">
            <text:p>2908</text:p>
          </table:table-cell>
          <table:table-cell table:formula="of:=([.D204]-[.D205])" office:value-type="float" office:value="2.27209898171895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34" calcext:value-type="float">
            <text:p>334</text:p>
          </table:table-cell>
          <table:table-cell table:formula="of:=(8192/(2*[.A206]))" office:value-type="float" office:value="12.2634730538922" calcext:value-type="float">
            <text:p>12.26</text:p>
          </table:table-cell>
          <table:table-cell table:formula="of:=(([.B206]-(-35.11))/13.358)" office:value-type="float" office:value="3.54644954737926" calcext:value-type="float">
            <text:p>3.546</text:p>
          </table:table-cell>
          <table:table-cell table:style-name="ce3" table:formula="of:=([.C206]/0.0012207)" office:value-type="float" office:value="2905.25890667589" calcext:value-type="float">
            <text:p>2905</text:p>
          </table:table-cell>
          <table:table-cell table:formula="of:=([.D205]-[.D206])" office:value-type="float" office:value="2.2584935985951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35" calcext:value-type="float">
            <text:p>335</text:p>
          </table:table-cell>
          <table:table-cell table:formula="of:=(8192/(2*[.A207]))" office:value-type="float" office:value="12.2268656716418" calcext:value-type="float">
            <text:p>12.23</text:p>
          </table:table-cell>
          <table:table-cell table:formula="of:=(([.B207]-(-35.11))/13.358)" office:value-type="float" office:value="3.54370906360546" calcext:value-type="float">
            <text:p>3.544</text:p>
          </table:table-cell>
          <table:table-cell table:style-name="ce3" table:formula="of:=([.C207]/0.0012207)" office:value-type="float" office:value="2903.01389662117" calcext:value-type="float">
            <text:p>2903</text:p>
          </table:table-cell>
          <table:table-cell table:formula="of:=([.D206]-[.D207])" office:value-type="float" office:value="2.2450100547230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36" calcext:value-type="float">
            <text:p>336</text:p>
          </table:table-cell>
          <table:table-cell table:formula="of:=(8192/(2*[.A208]))" office:value-type="float" office:value="12.1904761904762" calcext:value-type="float">
            <text:p>12.19</text:p>
          </table:table-cell>
          <table:table-cell table:formula="of:=(([.B208]-(-35.11))/13.358)" office:value-type="float" office:value="3.54098489223508" calcext:value-type="float">
            <text:p>3.541</text:p>
          </table:table-cell>
          <table:table-cell table:style-name="ce3" table:formula="of:=([.C208]/0.0012207)" office:value-type="float" office:value="2900.78224972154" calcext:value-type="float">
            <text:p>2901</text:p>
          </table:table-cell>
          <table:table-cell table:formula="of:=([.D207]-[.D208])" office:value-type="float" office:value="2.23164689963551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37" calcext:value-type="float">
            <text:p>337</text:p>
          </table:table-cell>
          <table:table-cell table:formula="of:=(8192/(2*[.A209]))" office:value-type="float" office:value="12.1543026706231" calcext:value-type="float">
            <text:p>12.15</text:p>
          </table:table-cell>
          <table:table-cell table:formula="of:=(([.B209]-(-35.11))/13.358)" office:value-type="float" office:value="3.53827688805384" calcext:value-type="float">
            <text:p>3.538</text:p>
          </table:table-cell>
          <table:table-cell table:style-name="ce3" table:formula="of:=([.C209]/0.0012207)" office:value-type="float" office:value="2898.56384701715" calcext:value-type="float">
            <text:p>2899</text:p>
          </table:table-cell>
          <table:table-cell table:formula="of:=([.D208]-[.D209])" office:value-type="float" office:value="2.21840270438497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38" calcext:value-type="float">
            <text:p>338</text:p>
          </table:table-cell>
          <table:table-cell table:formula="of:=(8192/(2*[.A210]))" office:value-type="float" office:value="12.1183431952663" calcext:value-type="float">
            <text:p>12.12</text:p>
          </table:table-cell>
          <table:table-cell table:formula="of:=(([.B210]-(-35.11))/13.358)" office:value-type="float" office:value="3.53558490756597" calcext:value-type="float">
            <text:p>3.536</text:p>
          </table:table-cell>
          <table:table-cell table:style-name="ce3" table:formula="of:=([.C210]/0.0012207)" office:value-type="float" office:value="2896.35857095599" calcext:value-type="float">
            <text:p>2896</text:p>
          </table:table-cell>
          <table:table-cell table:formula="of:=([.D209]-[.D210])" office:value-type="float" office:value="2.20527606116411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39" calcext:value-type="float">
            <text:p>339</text:p>
          </table:table-cell>
          <table:table-cell table:formula="of:=(8192/(2*[.A211]))" office:value-type="float" office:value="12.0825958702065" calcext:value-type="float">
            <text:p>12.08</text:p>
          </table:table-cell>
          <table:table-cell table:formula="of:=(([.B211]-(-35.11))/13.358)" office:value-type="float" office:value="3.53290880896889" calcext:value-type="float">
            <text:p>3.533</text:p>
          </table:table-cell>
          <table:table-cell table:style-name="ce3" table:formula="of:=([.C211]/0.0012207)" office:value-type="float" office:value="2894.16630537306" calcext:value-type="float">
            <text:p>2894</text:p>
          </table:table-cell>
          <table:table-cell table:formula="of:=([.D210]-[.D211])" office:value-type="float" office:value="2.1922655829271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40" calcext:value-type="float">
            <text:p>340</text:p>
          </table:table-cell>
          <table:table-cell table:formula="of:=(8192/(2*[.A212]))" office:value-type="float" office:value="12.0470588235294" calcext:value-type="float">
            <text:p>12.05</text:p>
          </table:table-cell>
          <table:table-cell table:formula="of:=(([.B212]-(-35.11))/13.358)" office:value-type="float" office:value="3.53024845212827" calcext:value-type="float">
            <text:p>3.530</text:p>
          </table:table-cell>
          <table:table-cell table:style-name="ce3" table:formula="of:=([.C212]/0.0012207)" office:value-type="float" office:value="2891.98693547003" calcext:value-type="float">
            <text:p>2892</text:p>
          </table:table-cell>
          <table:table-cell table:formula="of:=([.D211]-[.D212])" office:value-type="float" office:value="2.17936990302724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41" calcext:value-type="float">
            <text:p>341</text:p>
          </table:table-cell>
          <table:table-cell table:formula="of:=(8192/(2*[.A213]))" office:value-type="float" office:value="12.0117302052786" calcext:value-type="float">
            <text:p>12.01</text:p>
          </table:table-cell>
          <table:table-cell table:formula="of:=(([.B213]-(-35.11))/13.358)" office:value-type="float" office:value="3.52760369855357" calcext:value-type="float">
            <text:p>3.528</text:p>
          </table:table-cell>
          <table:table-cell table:style-name="ce3" table:formula="of:=([.C213]/0.0012207)" office:value-type="float" office:value="2889.82034779518" calcext:value-type="float">
            <text:p>2890</text:p>
          </table:table-cell>
          <table:table-cell table:formula="of:=([.D212]-[.D213])" office:value-type="float" office:value="2.16658767485706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42" calcext:value-type="float">
            <text:p>342</text:p>
          </table:table-cell>
          <table:table-cell table:formula="of:=(8192/(2*[.A214]))" office:value-type="float" office:value="11.9766081871345" calcext:value-type="float">
            <text:p>11.98</text:p>
          </table:table-cell>
          <table:table-cell table:formula="of:=(([.B214]-(-35.11))/13.358)" office:value-type="float" office:value="3.52497441137405" calcext:value-type="float">
            <text:p>3.525</text:p>
          </table:table-cell>
          <table:table-cell table:style-name="ce3" table:formula="of:=([.C214]/0.0012207)" office:value-type="float" office:value="2887.66643022368" calcext:value-type="float">
            <text:p>2888</text:p>
          </table:table-cell>
          <table:table-cell table:formula="of:=([.D213]-[.D214])" office:value-type="float" office:value="2.15391757149609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43" calcext:value-type="float">
            <text:p>343</text:p>
          </table:table-cell>
          <table:table-cell table:formula="of:=(8192/(2*[.A215]))" office:value-type="float" office:value="11.9416909620991" calcext:value-type="float">
            <text:p>11.94</text:p>
          </table:table-cell>
          <table:table-cell table:formula="of:=(([.B215]-(-35.11))/13.358)" office:value-type="float" office:value="3.5223604553151" calcext:value-type="float">
            <text:p>3.522</text:p>
          </table:table-cell>
          <table:table-cell table:style-name="ce3" table:formula="of:=([.C215]/0.0012207)" office:value-type="float" office:value="2885.52507193831" calcext:value-type="float">
            <text:p>2886</text:p>
          </table:table-cell>
          <table:table-cell table:formula="of:=([.D214]-[.D215])" office:value-type="float" office:value="2.14135828536428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44" calcext:value-type="float">
            <text:p>344</text:p>
          </table:table-cell>
          <table:table-cell table:formula="of:=(8192/(2*[.A216]))" office:value-type="float" office:value="11.906976744186" calcext:value-type="float">
            <text:p>11.91</text:p>
          </table:table-cell>
          <table:table-cell table:formula="of:=(([.B216]-(-35.11))/13.358)" office:value-type="float" office:value="3.5197616966751" calcext:value-type="float">
            <text:p>3.520</text:p>
          </table:table-cell>
          <table:table-cell table:style-name="ce3" table:formula="of:=([.C216]/0.0012207)" office:value-type="float" office:value="2883.39616341042" calcext:value-type="float">
            <text:p>2883</text:p>
          </table:table-cell>
          <table:table-cell table:formula="of:=([.D215]-[.D216])" office:value-type="float" office:value="2.12890852789133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45" calcext:value-type="float">
            <text:p>345</text:p>
          </table:table-cell>
          <table:table-cell table:formula="of:=(8192/(2*[.A217]))" office:value-type="float" office:value="11.8724637681159" calcext:value-type="float">
            <text:p>11.87</text:p>
          </table:table-cell>
          <table:table-cell table:formula="of:=(([.B217]-(-35.11))/13.358)" office:value-type="float" office:value="3.51717800330259" calcext:value-type="float">
            <text:p>3.517</text:p>
          </table:table-cell>
          <table:table-cell table:style-name="ce3" table:formula="of:=([.C217]/0.0012207)" office:value-type="float" office:value="2881.27959638124" calcext:value-type="float">
            <text:p>2881</text:p>
          </table:table-cell>
          <table:table-cell table:formula="of:=([.D216]-[.D217])" office:value-type="float" office:value="2.1165670291789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46" calcext:value-type="float">
            <text:p>346</text:p>
          </table:table-cell>
          <table:table-cell table:formula="of:=(8192/(2*[.A218]))" office:value-type="float" office:value="11.8381502890173" calcext:value-type="float">
            <text:p>11.84</text:p>
          </table:table-cell>
          <table:table-cell table:formula="of:=(([.B218]-(-35.11))/13.358)" office:value-type="float" office:value="3.51460924457384" calcext:value-type="float">
            <text:p>3.515</text:p>
          </table:table-cell>
          <table:table-cell table:style-name="ce3" table:formula="of:=([.C218]/0.0012207)" office:value-type="float" office:value="2879.17526384356" calcext:value-type="float">
            <text:p>2879</text:p>
          </table:table-cell>
          <table:table-cell table:formula="of:=([.D217]-[.D218])" office:value-type="float" office:value="2.1043325376804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47" calcext:value-type="float">
            <text:p>347</text:p>
          </table:table-cell>
          <table:table-cell table:formula="of:=(8192/(2*[.A219]))" office:value-type="float" office:value="11.8040345821326" calcext:value-type="float">
            <text:p>11.80</text:p>
          </table:table-cell>
          <table:table-cell table:formula="of:=(([.B219]-(-35.11))/13.358)" office:value-type="float" office:value="3.51205529137091" calcext:value-type="float">
            <text:p>3.512</text:p>
          </table:table-cell>
          <table:table-cell table:style-name="ce3" table:formula="of:=([.C219]/0.0012207)" office:value-type="float" office:value="2877.08306002368" calcext:value-type="float">
            <text:p>2877</text:p>
          </table:table-cell>
          <table:table-cell table:formula="of:=([.D218]-[.D219])" office:value-type="float" office:value="2.09220381988416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48" calcext:value-type="float">
            <text:p>348</text:p>
          </table:table-cell>
          <table:table-cell table:formula="of:=(8192/(2*[.A220]))" office:value-type="float" office:value="11.7701149425287" calcext:value-type="float">
            <text:p>11.77</text:p>
          </table:table-cell>
          <table:table-cell table:formula="of:=(([.B220]-(-35.11))/13.358)" office:value-type="float" office:value="3.50951601605994" calcext:value-type="float">
            <text:p>3.510</text:p>
          </table:table-cell>
          <table:table-cell table:style-name="ce3" table:formula="of:=([.C220]/0.0012207)" office:value-type="float" office:value="2875.00288036368" calcext:value-type="float">
            <text:p>2875</text:p>
          </table:table-cell>
          <table:table-cell table:formula="of:=([.D219]-[.D220])" office:value-type="float" office:value="2.08017966000034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49" calcext:value-type="float">
            <text:p>349</text:p>
          </table:table-cell>
          <table:table-cell table:formula="of:=(8192/(2*[.A221]))" office:value-type="float" office:value="11.7363896848138" calcext:value-type="float">
            <text:p>11.74</text:p>
          </table:table-cell>
          <table:table-cell table:formula="of:=(([.B221]-(-35.11))/13.358)" office:value-type="float" office:value="3.50699129246996" calcext:value-type="float">
            <text:p>3.507</text:p>
          </table:table-cell>
          <table:table-cell table:style-name="ce3" table:formula="of:=([.C221]/0.0012207)" office:value-type="float" office:value="2872.93462150402" calcext:value-type="float">
            <text:p>2873</text:p>
          </table:table-cell>
          <table:table-cell table:formula="of:=([.D220]-[.D221])" office:value-type="float" office:value="2.068258859656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50" calcext:value-type="float">
            <text:p>350</text:p>
          </table:table-cell>
          <table:table-cell table:formula="of:=(8192/(2*[.A222]))" office:value-type="float" office:value="11.7028571428571" calcext:value-type="float">
            <text:p>11.70</text:p>
          </table:table-cell>
          <table:table-cell table:formula="of:=(([.B222]-(-35.11))/13.358)" office:value-type="float" office:value="3.50448099587192" calcext:value-type="float">
            <text:p>3.504</text:p>
          </table:table-cell>
          <table:table-cell table:style-name="ce3" table:formula="of:=([.C222]/0.0012207)" office:value-type="float" office:value="2870.87818126642" calcext:value-type="float">
            <text:p>2871</text:p>
          </table:table-cell>
          <table:table-cell table:formula="of:=([.D221]-[.D222])" office:value-type="float" office:value="2.05644023760124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51" calcext:value-type="float">
            <text:p>351</text:p>
          </table:table-cell>
          <table:table-cell table:formula="of:=(8192/(2*[.A223]))" office:value-type="float" office:value="11.6695156695157" calcext:value-type="float">
            <text:p>11.67</text:p>
          </table:table-cell>
          <table:table-cell table:formula="of:=(([.B223]-(-35.11))/13.358)" office:value-type="float" office:value="3.5019850029582" calcext:value-type="float">
            <text:p>3.502</text:p>
          </table:table-cell>
          <table:table-cell table:style-name="ce3" table:formula="of:=([.C223]/0.0012207)" office:value-type="float" office:value="2868.83345863701" calcext:value-type="float">
            <text:p>2869</text:p>
          </table:table-cell>
          <table:table-cell table:formula="of:=([.D222]-[.D223])" office:value-type="float" office:value="2.04472262940908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52" calcext:value-type="float">
            <text:p>352</text:p>
          </table:table-cell>
          <table:table-cell table:formula="of:=(8192/(2*[.A224]))" office:value-type="float" office:value="11.6363636363636" calcext:value-type="float">
            <text:p>11.64</text:p>
          </table:table-cell>
          <table:table-cell table:formula="of:=(([.B224]-(-35.11))/13.358)" office:value-type="float" office:value="3.4995031918224" calcext:value-type="float">
            <text:p>3.500</text:p>
          </table:table-cell>
          <table:table-cell table:style-name="ce3" table:formula="of:=([.C224]/0.0012207)" office:value-type="float" office:value="2866.80035374982" calcext:value-type="float">
            <text:p>2867</text:p>
          </table:table-cell>
          <table:table-cell table:formula="of:=([.D223]-[.D224])" office:value-type="float" office:value="2.03310488719671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53" calcext:value-type="float">
            <text:p>353</text:p>
          </table:table-cell>
          <table:table-cell table:formula="of:=(8192/(2*[.A225]))" office:value-type="float" office:value="11.6033994334278" calcext:value-type="float">
            <text:p>11.60</text:p>
          </table:table-cell>
          <table:table-cell table:formula="of:=(([.B225]-(-35.11))/13.358)" office:value-type="float" office:value="3.49703544193949" calcext:value-type="float">
            <text:p>3.497</text:p>
          </table:table-cell>
          <table:table-cell table:style-name="ce3" table:formula="of:=([.C225]/0.0012207)" office:value-type="float" office:value="2864.77876787048" calcext:value-type="float">
            <text:p>2865</text:p>
          </table:table-cell>
          <table:table-cell table:formula="of:=([.D224]-[.D225])" office:value-type="float" office:value="2.02158587933764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54" calcext:value-type="float">
            <text:p>354</text:p>
          </table:table-cell>
          <table:table-cell table:formula="of:=(8192/(2*[.A226]))" office:value-type="float" office:value="11.5706214689266" calcext:value-type="float">
            <text:p>11.57</text:p>
          </table:table-cell>
          <table:table-cell table:formula="of:=(([.B226]-(-35.11))/13.358)" office:value-type="float" office:value="3.49458163414632" calcext:value-type="float">
            <text:p>3.495</text:p>
          </table:table-cell>
          <table:table-cell table:style-name="ce3" table:formula="of:=([.C226]/0.0012207)" office:value-type="float" office:value="2862.76860338029" calcext:value-type="float">
            <text:p>2863</text:p>
          </table:table-cell>
          <table:table-cell table:formula="of:=([.D225]-[.D226])" office:value-type="float" office:value="2.0101644901888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55" calcext:value-type="float">
            <text:p>355</text:p>
          </table:table-cell>
          <table:table-cell table:formula="of:=(8192/(2*[.A227]))" office:value-type="float" office:value="11.5380281690141" calcext:value-type="float">
            <text:p>11.54</text:p>
          </table:table-cell>
          <table:table-cell table:formula="of:=(([.B227]-(-35.11))/13.358)" office:value-type="float" office:value="3.4921416506224" calcext:value-type="float">
            <text:p>3.492</text:p>
          </table:table-cell>
          <table:table-cell table:style-name="ce3" table:formula="of:=([.C227]/0.0012207)" office:value-type="float" office:value="2860.76976376047" calcext:value-type="float">
            <text:p>2861</text:p>
          </table:table-cell>
          <table:table-cell table:formula="of:=([.D226]-[.D227])" office:value-type="float" office:value="1.99883961982141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56" calcext:value-type="float">
            <text:p>356</text:p>
          </table:table-cell>
          <table:table-cell table:formula="of:=(8192/(2*[.A228]))" office:value-type="float" office:value="11.5056179775281" calcext:value-type="float">
            <text:p>11.51</text:p>
          </table:table-cell>
          <table:table-cell table:formula="of:=(([.B228]-(-35.11))/13.358)" office:value-type="float" office:value="3.48971537487109" calcext:value-type="float">
            <text:p>3.490</text:p>
          </table:table-cell>
          <table:table-cell table:style-name="ce3" table:formula="of:=([.C228]/0.0012207)" office:value-type="float" office:value="2858.78215357671" calcext:value-type="float">
            <text:p>2859</text:p>
          </table:table-cell>
          <table:table-cell table:formula="of:=([.D227]-[.D228])" office:value-type="float" office:value="1.9876101837549" calcext:value-type="float">
            <text:p>2</text:p>
          </table:table-cell>
          <table:table-cell table:number-columns-repeated="5"/>
        </table:table-row>
        <table:table-row table:style-name="ro2" table:number-rows-repeated="1048347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 style:data-style-name="N2" text:time-value="0000-00-00T19:34:56.9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1T14:45:53.095000000</meta:creation-date>
    <dc:date>2015-10-08T19:36:35.949000000</dc:date>
    <meta:editing-duration>P1DT2H33M18S</meta:editing-duration>
    <meta:editing-cycles>8</meta:editing-cycles>
    <meta:generator>LibreOffice/4.1.4.2$Windows_x86 LibreOffice_project/0a0440ccc0227ad9829de5f46be37cfb6edcf72</meta:generator>
    <meta:document-statistic meta:table-count="1" meta:cell-count="905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92cm" svg:height="9.02cm" xlink:href=".." xlink:type="simple" chart:class="chart:scatter" chart:style-name="ch1">
        <chart:title svg:x="7.612cm" svg:y="0.373cm" chart:style-name="ch2">
          <text:p>Delay in MilliSeconds vs Voltage</text:p>
        </chart:title>
        <chart:legend chart:legend-position="end" svg:x="19.507cm" svg:y="3.936cm" style:legend-expansion="high" chart:style-name="ch3"/>
        <chart:plot-area chart:style-name="ch4" table:cell-range-address="Sheet1.A2:Sheet1.A22 Sheet1.E1:Sheet1.E22" chart:data-source-has-labels="row" svg:x="1.516cm" svg:y="1.635cm" svg:width="17.035cm" svg:height="6.197cm">
          <chartooo:coordinate-region svg:x="2.323cm" svg:y="1.847cm" svg:width="15.896cm" svg:height="5.312cm"/>
          <chart:axis chart:dimension="x" chart:name="primary-x" chart:style-name="ch5">
            <chart:title svg:x="9.433cm" svg:y="8.013cm" chart:style-name="ch6">
              <text:p>Voltage</text:p>
            </chart:title>
          </chart:axis>
          <chart:axis chart:dimension="y" chart:name="primary-y" chart:style-name="ch7">
            <chart:title svg:x="0.451cm" svg:y="5.624cm" chart:style-name="ch8">
              <text:p>Delay in Ms</text:p>
            </chart:title>
            <chart:grid chart:style-name="ch9" chart:class="major"/>
          </chart:axis>
          <chart:series chart:style-name="ch10" chart:values-cell-range-address="Sheet1.E2:Sheet1.E22" chart:label-cell-address="Sheet1.E1:Sheet1.E1" chart:class="chart:scatter">
            <chart:domain table:cell-range-address="Sheet1.A2:Sheet1.A22"/>
            <chart:regression-curve chart:style-name="ch11"/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lay in m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2</svg:desc>
                </draw:g>
              </table:table-cell>
              <table:table-cell office:value-type="float" office:value="841.759145088368">
                <text:p>841.759145088368</text:p>
                <draw:g>
                  <svg:desc>Sheet1.E2:Sheet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1">
                <text:p>0.251</text:p>
              </table:table-cell>
              <table:table-cell office:value-type="float" office:value="836.430467633245">
                <text:p>836.430467633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5">
                <text:p>0.505</text:p>
              </table:table-cell>
              <table:table-cell office:value-type="float" office:value="820.67721899419">
                <text:p>820.677218994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9">
                <text:p>0.759</text:p>
              </table:table-cell>
              <table:table-cell office:value-type="float" office:value="793.798449612403">
                <text:p>793.798449612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6">
                <text:p>1.006</text:p>
              </table:table-cell>
              <table:table-cell office:value-type="float" office:value="762.756052141527">
                <text:p>762.7560521415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63">
                <text:p>1.263</text:p>
              </table:table-cell>
              <table:table-cell office:value-type="float" office:value="727.660330431693">
                <text:p>727.6603304316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08">
                <text:p>1.508</text:p>
              </table:table-cell>
              <table:table-cell office:value-type="float" office:value="691.891891891892">
                <text:p>691.8918918918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6">
                <text:p>1.76</text:p>
              </table:table-cell>
              <table:table-cell office:value-type="float" office:value="653.165364375698">
                <text:p>653.165364375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11">
                <text:p>2.011</text:p>
              </table:table-cell>
              <table:table-cell office:value-type="float" office:value="612.44019138756">
                <text:p>612.440191387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58">
                <text:p>2.258</text:p>
              </table:table-cell>
              <table:table-cell office:value-type="float" office:value="569.997216810465">
                <text:p>569.9972168104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13">
                <text:p>2.513</text:p>
              </table:table-cell>
              <table:table-cell office:value-type="float" office:value="524.053224155578">
                <text:p>524.0532241555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59">
                <text:p>2.759</text:p>
              </table:table-cell>
              <table:table-cell office:value-type="float" office:value="477.667638483965">
                <text:p>477.6676384839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013">
                <text:p>3.013</text:p>
              </table:table-cell>
              <table:table-cell office:value-type="float" office:value="427.156116383356">
                <text:p>427.1561163833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6">
                <text:p>3.26</text:p>
              </table:table-cell>
              <table:table-cell office:value-type="float" office:value="373.99561723886">
                <text:p>373.995617238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1">
                <text:p>3.51</text:p>
              </table:table-cell>
              <table:table-cell office:value-type="float" office:value="317.96304921596">
                <text:p>317.963049215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6">
                <text:p>3.76</text:p>
              </table:table-cell>
              <table:table-cell office:value-type="float" office:value="257.189501444179">
                <text:p>257.1895014441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01">
                <text:p>4.01</text:p>
              </table:table-cell>
              <table:table-cell office:value-type="float" office:value="195.001190192811">
                <text:p>195.0011901928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26">
                <text:p>4.26</text:p>
              </table:table-cell>
              <table:table-cell office:value-type="float" office:value="127.204968944099">
                <text:p>127.2049689440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51">
                <text:p>4.51</text:p>
              </table:table-cell>
              <table:table-cell office:value-type="float" office:value="77.3706082357386">
                <text:p>77.37060823573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76">
                <text:p>4.76</text:p>
              </table:table-cell>
              <table:table-cell office:value-type="float" office:value="57.1907288466909">
                <text:p>57.19072884669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47.0804597701149">
                <text:p>47.08045977011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